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2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2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527b57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545e54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64aea2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31" style:family="paragraph" style:parent-style-name="Heading_20_1">
      <style:text-properties style:font-name="Times New Roman" fo:font-size="16pt" style:font-size-asian="16pt" style:font-size-complex="16pt"/>
    </style:style>
    <style:style style:name="P132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33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34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3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36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3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38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0d32e" officeooo:paragraph-rsid="0790d32e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31ed" style:font-weight-asian="normal" style:font-weight-complex="normal"/>
    </style:style>
    <style:style style:name="T17" style:family="text">
      <style:text-properties fo:font-weight="normal" officeooo:rsid="0019eb61" style:font-weight-asian="normal" style:font-weight-complex="normal"/>
    </style:style>
    <style:style style:name="T18" style:family="text">
      <style:text-properties fo:font-weight="normal" officeooo:rsid="00d7b366" style:font-weight-asian="normal" style:font-weight-complex="normal"/>
    </style:style>
    <style:style style:name="T19" style:family="text">
      <style:text-properties fo:font-weight="normal" officeooo:rsid="00df3e44" style:font-weight-asian="normal" style:font-weight-complex="normal"/>
    </style:style>
    <style:style style:name="T20" style:family="text">
      <style:text-properties fo:font-weight="normal" officeooo:rsid="00e00e38" style:font-weight-asian="normal" style:font-weight-complex="normal"/>
    </style:style>
    <style:style style:name="T21" style:family="text">
      <style:text-properties fo:font-weight="normal" officeooo:rsid="00e1cdea" style:font-weight-asian="normal" style:font-weight-complex="normal"/>
    </style:style>
    <style:style style:name="T22" style:family="text">
      <style:text-properties fo:font-weight="normal" officeooo:rsid="014ced5f" style:font-weight-asian="normal" style:font-weight-complex="normal"/>
    </style:style>
    <style:style style:name="T23" style:family="text">
      <style:text-properties fo:font-weight="normal" officeooo:rsid="0155be70" style:font-weight-asian="normal" style:font-weight-complex="normal"/>
    </style:style>
    <style:style style:name="T24" style:family="text">
      <style:text-properties fo:font-weight="normal" officeooo:rsid="015ce502" style:font-weight-asian="normal" style:font-weight-complex="normal"/>
    </style:style>
    <style:style style:name="T25" style:family="text">
      <style:text-properties fo:font-weight="normal" officeooo:rsid="015d668a" style:font-weight-asian="normal" style:font-weight-complex="normal"/>
    </style:style>
    <style:style style:name="T26" style:family="text">
      <style:text-properties fo:font-weight="normal" officeooo:rsid="015f5928" style:font-weight-asian="normal" style:font-weight-complex="normal"/>
    </style:style>
    <style:style style:name="T27" style:family="text">
      <style:text-properties fo:font-weight="normal" officeooo:rsid="0189e82c" style:font-weight-asian="normal" style:font-weight-complex="normal"/>
    </style:style>
    <style:style style:name="T28" style:family="text">
      <style:text-properties fo:font-weight="normal" officeooo:rsid="018a5187" style:font-weight-asian="normal" style:font-weight-complex="normal"/>
    </style:style>
    <style:style style:name="T29" style:family="text">
      <style:text-properties fo:font-weight="normal" officeooo:rsid="01b8d132" style:font-weight-asian="normal" style:font-weight-complex="normal"/>
    </style:style>
    <style:style style:name="T30" style:family="text">
      <style:text-properties fo:font-weight="normal" officeooo:rsid="01f7379c" style:font-weight-asian="normal" style:font-weight-complex="normal"/>
    </style:style>
    <style:style style:name="T31" style:family="text">
      <style:text-properties fo:font-weight="normal" officeooo:rsid="02888261" style:font-weight-asian="normal" style:font-weight-complex="normal"/>
    </style:style>
    <style:style style:name="T32" style:family="text">
      <style:text-properties fo:font-weight="normal" officeooo:rsid="028c96d1" style:font-weight-asian="normal" style:font-weight-complex="normal"/>
    </style:style>
    <style:style style:name="T33" style:family="text">
      <style:text-properties fo:font-weight="normal" officeooo:rsid="028e224a" style:font-weight-asian="normal" style:font-weight-complex="normal"/>
    </style:style>
    <style:style style:name="T34" style:family="text">
      <style:text-properties fo:font-weight="normal" officeooo:rsid="029cd5c7" style:font-weight-asian="normal" style:font-weight-complex="normal"/>
    </style:style>
    <style:style style:name="T35" style:family="text">
      <style:text-properties fo:font-weight="normal" officeooo:rsid="02a5fda7" style:font-weight-asian="normal" style:font-weight-complex="normal"/>
    </style:style>
    <style:style style:name="T36" style:family="text">
      <style:text-properties fo:font-weight="normal" officeooo:rsid="02a70bac" style:font-weight-asian="normal" style:font-weight-complex="normal"/>
    </style:style>
    <style:style style:name="T37" style:family="text">
      <style:text-properties fo:font-weight="normal" officeooo:rsid="02dc4079" style:font-weight-asian="normal" style:font-weight-complex="normal"/>
    </style:style>
    <style:style style:name="T38" style:family="text">
      <style:text-properties fo:font-weight="normal" officeooo:rsid="02eaf4dd" style:font-weight-asian="normal" style:font-weight-complex="normal"/>
    </style:style>
    <style:style style:name="T39" style:family="text">
      <style:text-properties fo:font-weight="normal" officeooo:rsid="02ee6843" style:font-weight-asian="normal" style:font-weight-complex="normal"/>
    </style:style>
    <style:style style:name="T40" style:family="text">
      <style:text-properties fo:font-weight="normal" officeooo:rsid="014c05b8" style:font-weight-asian="normal" style:font-weight-complex="normal"/>
    </style:style>
    <style:style style:name="T41" style:family="text">
      <style:text-properties fo:font-weight="normal" officeooo:rsid="0388d323" style:font-weight-asian="normal" style:font-weight-complex="normal"/>
    </style:style>
    <style:style style:name="T42" style:family="text">
      <style:text-properties fo:font-weight="normal" officeooo:rsid="038c8e33" style:font-weight-asian="normal" style:font-weight-complex="normal"/>
    </style:style>
    <style:style style:name="T43" style:family="text">
      <style:text-properties fo:font-weight="normal" officeooo:rsid="038caa6f" style:font-weight-asian="normal" style:font-weight-complex="normal"/>
    </style:style>
    <style:style style:name="T44" style:family="text">
      <style:text-properties fo:font-weight="normal" officeooo:rsid="03b3eb51" style:font-weight-asian="normal" style:font-weight-complex="normal"/>
    </style:style>
    <style:style style:name="T45" style:family="text">
      <style:text-properties fo:font-weight="normal" officeooo:rsid="03d39325" style:font-weight-asian="normal" style:font-weight-complex="normal"/>
    </style:style>
    <style:style style:name="T46" style:family="text">
      <style:text-properties fo:font-weight="normal" officeooo:rsid="03ee2f07" style:font-weight-asian="normal" style:font-weight-complex="normal"/>
    </style:style>
    <style:style style:name="T47" style:family="text">
      <style:text-properties fo:font-weight="normal" officeooo:rsid="0420545c" style:font-weight-asian="normal" style:font-weight-complex="normal"/>
    </style:style>
    <style:style style:name="T48" style:family="text">
      <style:text-properties fo:font-weight="normal" officeooo:rsid="043787db" style:font-weight-asian="normal" style:font-weight-complex="normal"/>
    </style:style>
    <style:style style:name="T49" style:family="text">
      <style:text-properties fo:font-weight="normal" officeooo:rsid="04461c46" style:font-weight-asian="normal" style:font-weight-complex="normal"/>
    </style:style>
    <style:style style:name="T50" style:family="text">
      <style:text-properties fo:font-weight="normal" officeooo:rsid="04864b9b" style:font-weight-asian="normal" style:font-weight-complex="normal"/>
    </style:style>
    <style:style style:name="T51" style:family="text">
      <style:text-properties fo:font-weight="normal" officeooo:rsid="04ec6100" style:font-weight-asian="normal" style:font-weight-complex="normal"/>
    </style:style>
    <style:style style:name="T52" style:family="text">
      <style:text-properties fo:font-weight="normal" officeooo:rsid="04a3c36a" style:font-weight-asian="normal" style:font-weight-complex="normal"/>
    </style:style>
    <style:style style:name="T53" style:family="text">
      <style:text-properties fo:font-weight="normal" officeooo:rsid="04a72d1e" style:font-weight-asian="normal" style:font-weight-complex="normal"/>
    </style:style>
    <style:style style:name="T54" style:family="text">
      <style:text-properties fo:font-weight="normal" officeooo:rsid="054f3ff8" style:font-weight-asian="normal" style:font-weight-complex="normal"/>
    </style:style>
    <style:style style:name="T55" style:family="text">
      <style:text-properties fo:font-weight="normal" officeooo:rsid="059bf5e5" style:font-weight-asian="normal" style:font-weight-complex="normal"/>
    </style:style>
    <style:style style:name="T56" style:family="text">
      <style:text-properties fo:font-weight="normal" officeooo:rsid="05ae9954" style:font-weight-asian="normal" style:font-weight-complex="normal"/>
    </style:style>
    <style:style style:name="T57" style:family="text">
      <style:text-properties fo:font-weight="normal" officeooo:rsid="05b3355d" style:font-weight-asian="normal" style:font-weight-complex="normal"/>
    </style:style>
    <style:style style:name="T58" style:family="text">
      <style:text-properties fo:font-weight="normal" officeooo:rsid="05b563ac" style:font-weight-asian="normal" style:font-weight-complex="normal"/>
    </style:style>
    <style:style style:name="T59" style:family="text">
      <style:text-properties fo:font-weight="normal" officeooo:rsid="05b94bf3" style:font-weight-asian="normal" style:font-weight-complex="normal"/>
    </style:style>
    <style:style style:name="T60" style:family="text">
      <style:text-properties fo:font-weight="normal" officeooo:rsid="05ba7292" style:font-weight-asian="normal" style:font-weight-complex="normal"/>
    </style:style>
    <style:style style:name="T61" style:family="text">
      <style:text-properties fo:font-weight="normal" officeooo:rsid="05bf907a" style:font-weight-asian="normal" style:font-weight-complex="normal"/>
    </style:style>
    <style:style style:name="T62" style:family="text">
      <style:text-properties fo:font-weight="normal" officeooo:rsid="05d41919" style:font-weight-asian="normal" style:font-weight-complex="normal"/>
    </style:style>
    <style:style style:name="T63" style:family="text">
      <style:text-properties fo:font-weight="normal" officeooo:rsid="05db2234" style:font-weight-asian="normal" style:font-weight-complex="normal"/>
    </style:style>
    <style:style style:name="T64" style:family="text">
      <style:text-properties fo:font-weight="normal" officeooo:rsid="05df0f12" style:font-weight-asian="normal" style:font-weight-complex="normal"/>
    </style:style>
    <style:style style:name="T65" style:family="text">
      <style:text-properties fo:font-weight="normal" officeooo:rsid="02d2b09c" style:font-weight-asian="normal" style:font-weight-complex="normal"/>
    </style:style>
    <style:style style:name="T66" style:family="text">
      <style:text-properties fo:font-weight="normal" officeooo:rsid="05e4ebf4" style:font-weight-asian="normal" style:font-weight-complex="normal"/>
    </style:style>
    <style:style style:name="T67" style:family="text">
      <style:text-properties fo:font-weight="normal" officeooo:rsid="05e7bfc7" style:font-weight-asian="normal" style:font-weight-complex="normal"/>
    </style:style>
    <style:style style:name="T68" style:family="text">
      <style:text-properties fo:font-weight="normal" officeooo:rsid="05e90a92" style:font-weight-asian="normal" style:font-weight-complex="normal"/>
    </style:style>
    <style:style style:name="T69" style:family="text">
      <style:text-properties fo:font-weight="normal" officeooo:rsid="05ea3b93" style:font-weight-asian="normal" style:font-weight-complex="normal"/>
    </style:style>
    <style:style style:name="T70" style:family="text">
      <style:text-properties fo:font-weight="normal" officeooo:rsid="05ea47a0" style:font-weight-asian="normal" style:font-weight-complex="normal"/>
    </style:style>
    <style:style style:name="T71" style:family="text">
      <style:text-properties fo:font-weight="normal" officeooo:rsid="060098f0" style:font-weight-asian="normal" style:font-weight-complex="normal"/>
    </style:style>
    <style:style style:name="T72" style:family="text">
      <style:text-properties fo:font-weight="normal" officeooo:rsid="060207c8" style:font-weight-asian="normal" style:font-weight-complex="normal"/>
    </style:style>
    <style:style style:name="T73" style:family="text">
      <style:text-properties fo:font-weight="normal" officeooo:rsid="061e4e32" style:font-weight-asian="normal" style:font-weight-complex="normal"/>
    </style:style>
    <style:style style:name="T74" style:family="text">
      <style:text-properties fo:font-weight="normal" officeooo:rsid="067b9818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2bb86" style:font-weight-asian="normal" style:font-weight-complex="normal"/>
    </style:style>
    <style:style style:name="T94" style:family="text">
      <style:text-properties fo:font-weight="normal" officeooo:rsid="074aa595" style:font-weight-asian="normal" style:font-weight-complex="normal"/>
    </style:style>
    <style:style style:name="T95" style:family="text">
      <style:text-properties fo:font-weight="normal" officeooo:rsid="075556b0" style:font-weight-asian="normal" style:font-weight-complex="normal"/>
    </style:style>
    <style:style style:name="T96" style:family="text">
      <style:text-properties fo:font-weight="normal" officeooo:rsid="07586599" style:font-weight-asian="normal" style:font-weight-complex="normal"/>
    </style:style>
    <style:style style:name="T97" style:family="text">
      <style:text-properties fo:font-weight="normal" officeooo:rsid="075f1cf2" style:font-weight-asian="normal" style:font-weight-complex="normal"/>
    </style:style>
    <style:style style:name="T98" style:family="text">
      <style:text-properties fo:font-weight="normal" officeooo:rsid="076134cd" style:font-weight-asian="normal" style:font-weight-complex="normal"/>
    </style:style>
    <style:style style:name="T99" style:family="text">
      <style:text-properties fo:font-weight="normal" officeooo:rsid="077198be" style:font-weight-asian="normal" style:font-weight-complex="normal"/>
    </style:style>
    <style:style style:name="T100" style:family="text">
      <style:text-properties fo:font-weight="normal" officeooo:rsid="0776312b" style:font-weight-asian="normal" style:font-weight-complex="normal"/>
    </style:style>
    <style:style style:name="T101" style:family="text">
      <style:text-properties fo:font-weight="normal" officeooo:rsid="07787692" style:font-weight-asian="normal" style:font-weight-complex="normal"/>
    </style:style>
    <style:style style:name="T102" style:family="text">
      <style:text-properties officeooo:rsid="001ffc65"/>
    </style:style>
    <style:style style:name="T103" style:family="text">
      <style:text-properties officeooo:rsid="002a3a98" style:font-name-asian="Microsoft YaHei" style:font-name-complex="Arial"/>
    </style:style>
    <style:style style:name="T104" style:family="text">
      <style:text-properties officeooo:rsid="00f6eb52" style:font-name-asian="Microsoft YaHei" style:font-name-complex="Arial"/>
    </style:style>
    <style:style style:name="T105" style:family="text">
      <style:text-properties officeooo:rsid="0181a2f0" style:font-name-asian="Microsoft YaHei" style:font-name-complex="Arial"/>
    </style:style>
    <style:style style:name="T106" style:family="text">
      <style:text-properties officeooo:rsid="02d7c421" style:font-name-asian="Microsoft YaHei" style:font-name-complex="Arial"/>
    </style:style>
    <style:style style:name="T107" style:family="text">
      <style:text-properties officeooo:rsid="04c5bebe" style:font-name-asian="Microsoft YaHei" style:font-name-complex="Arial"/>
    </style:style>
    <style:style style:name="T108" style:family="text">
      <style:text-properties officeooo:rsid="0766c0e5" style:font-name-asian="Microsoft YaHei" style:font-name-complex="Arial"/>
    </style:style>
    <style:style style:name="T109" style:family="text">
      <style:text-properties officeooo:rsid="078c57f8" style:font-name-asian="Microsoft YaHei" style:font-name-complex="Arial"/>
    </style:style>
    <style:style style:name="T110" style:family="text">
      <style:text-properties officeooo:rsid="078cd1d7" style:font-name-asian="Microsoft YaHei" style:font-name-complex="Arial"/>
    </style:style>
    <style:style style:name="T111" style:family="text">
      <style:text-properties officeooo:rsid="078d8af9" style:font-name-asian="Microsoft YaHei" style:font-name-complex="Arial"/>
    </style:style>
    <style:style style:name="T112" style:family="text">
      <style:text-properties officeooo:rsid="078f2f47" style:font-name-asian="Microsoft YaHei" style:font-name-complex="Arial"/>
    </style:style>
    <style:style style:name="T113" style:family="text">
      <style:text-properties officeooo:rsid="00552b85"/>
    </style:style>
    <style:style style:name="T114" style:family="text">
      <style:text-properties officeooo:rsid="0058dbd6"/>
    </style:style>
    <style:style style:name="T115" style:family="text">
      <style:text-properties officeooo:rsid="0059a63b"/>
    </style:style>
    <style:style style:name="T116" style:family="text">
      <style:text-properties officeooo:rsid="005ce986"/>
    </style:style>
    <style:style style:name="T117" style:family="text">
      <style:text-properties officeooo:rsid="005dcff1"/>
    </style:style>
    <style:style style:name="T118" style:family="text">
      <style:text-properties officeooo:rsid="0065db7e"/>
    </style:style>
    <style:style style:name="T119" style:family="text">
      <style:text-properties officeooo:rsid="0067ec74"/>
    </style:style>
    <style:style style:name="T120" style:family="text">
      <style:text-properties officeooo:rsid="00f61deb"/>
    </style:style>
    <style:style style:name="T121" style:family="text">
      <style:text-properties officeooo:rsid="00f6eb52"/>
    </style:style>
    <style:style style:name="T122" style:family="text">
      <style:text-properties officeooo:rsid="00e1cdea"/>
    </style:style>
    <style:style style:name="T123" style:family="text">
      <style:text-properties officeooo:rsid="011f2fa0"/>
    </style:style>
    <style:style style:name="T124" style:family="text">
      <style:text-properties officeooo:rsid="0121fc9d"/>
    </style:style>
    <style:style style:name="T125" style:family="text">
      <style:text-properties officeooo:rsid="00df3e44"/>
    </style:style>
    <style:style style:name="T126" style:family="text">
      <style:text-properties officeooo:rsid="00e00e38"/>
    </style:style>
    <style:style style:name="T127" style:family="text">
      <style:text-properties officeooo:rsid="012a0a99"/>
    </style:style>
    <style:style style:name="T128" style:family="text">
      <style:text-properties officeooo:rsid="012c523c"/>
    </style:style>
    <style:style style:name="T129" style:family="text">
      <style:text-properties officeooo:rsid="012cedd7"/>
    </style:style>
    <style:style style:name="T130" style:family="text">
      <style:text-properties officeooo:rsid="0141adc4"/>
    </style:style>
    <style:style style:name="T131" style:family="text">
      <style:text-properties officeooo:rsid="01548860"/>
    </style:style>
    <style:style style:name="T132" style:family="text">
      <style:text-properties officeooo:rsid="016da9d0"/>
    </style:style>
    <style:style style:name="T133" style:family="text">
      <style:text-properties officeooo:rsid="016ea9a7"/>
    </style:style>
    <style:style style:name="T134" style:family="text">
      <style:text-properties officeooo:rsid="01ae295d"/>
    </style:style>
    <style:style style:name="T135" style:family="text">
      <style:text-properties officeooo:rsid="01b8d132"/>
    </style:style>
    <style:style style:name="T136" style:family="text">
      <style:text-properties officeooo:rsid="015d668a"/>
    </style:style>
    <style:style style:name="T137" style:family="text">
      <style:text-properties officeooo:rsid="01d7ce53"/>
    </style:style>
    <style:style style:name="T138" style:family="text">
      <style:text-properties officeooo:rsid="01d9ca5e"/>
    </style:style>
    <style:style style:name="T139" style:family="text">
      <style:text-properties officeooo:rsid="0140d341"/>
    </style:style>
    <style:style style:name="T140" style:family="text">
      <style:text-properties officeooo:rsid="011a8261"/>
    </style:style>
    <style:style style:name="T141" style:family="text">
      <style:text-properties officeooo:rsid="01f0672c"/>
    </style:style>
    <style:style style:name="T142" style:family="text">
      <style:text-properties officeooo:rsid="020311eb"/>
    </style:style>
    <style:style style:name="T143" style:family="text">
      <style:text-properties officeooo:rsid="0214a2be"/>
    </style:style>
    <style:style style:name="T144" style:family="text">
      <style:text-properties officeooo:rsid="021f8323"/>
    </style:style>
    <style:style style:name="T145" style:family="text">
      <style:text-properties officeooo:rsid="0220a642"/>
    </style:style>
    <style:style style:name="T146" style:family="text">
      <style:text-properties officeooo:rsid="024a90c7"/>
    </style:style>
    <style:style style:name="T147" style:family="text">
      <style:text-properties officeooo:rsid="02680635"/>
    </style:style>
    <style:style style:name="T148" style:family="text">
      <style:text-properties officeooo:rsid="026a6a98"/>
    </style:style>
    <style:style style:name="T149" style:family="text">
      <style:text-properties officeooo:rsid="0270edaa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2814342"/>
    </style:style>
    <style:style style:name="T152" style:family="text">
      <style:text-properties style:text-underline-style="none" officeooo:rsid="02dc4079"/>
    </style:style>
    <style:style style:name="T153" style:family="text">
      <style:text-properties style:text-underline-style="none" officeooo:rsid="0266a03d"/>
    </style:style>
    <style:style style:name="T154" style:family="text">
      <style:text-properties style:text-underline-style="none" fo:font-weight="normal" officeooo:rsid="059bf5e5" style:font-weight-asian="normal" style:font-weight-complex="normal"/>
    </style:style>
    <style:style style:name="T155" style:family="text">
      <style:text-properties style:text-underline-style="none" fo:font-weight="normal" officeooo:rsid="05ae9954" style:font-weight-asian="normal" style:font-weight-complex="normal"/>
    </style:style>
    <style:style style:name="T156" style:family="text">
      <style:text-properties style:text-underline-style="none" fo:font-weight="normal" officeooo:rsid="05b3355d" style:font-weight-asian="normal" style:font-weight-complex="normal"/>
    </style:style>
    <style:style style:name="T157" style:family="text">
      <style:text-properties style:text-underline-style="none" fo:font-weight="normal" officeooo:rsid="05db2234" style:font-weight-asian="normal" style:font-weight-complex="normal"/>
    </style:style>
    <style:style style:name="T158" style:family="text">
      <style:text-properties style:text-underline-style="none" fo:font-weight="normal" officeooo:rsid="05b563ac" style:font-weight-asian="normal" style:font-weight-complex="normal"/>
    </style:style>
    <style:style style:name="T159" style:family="text">
      <style:text-properties style:text-underline-style="none" fo:font-weight="normal" officeooo:rsid="06165984" style:font-weight-asian="normal" style:font-weight-complex="normal"/>
    </style:style>
    <style:style style:name="T160" style:family="text">
      <style:text-properties style:text-underline-style="none" fo:font-weight="normal" officeooo:rsid="0617faa7" style:font-weight-asian="normal" style:font-weight-complex="normal"/>
    </style:style>
    <style:style style:name="T161" style:family="text">
      <style:text-properties style:text-underline-style="none" fo:font-weight="normal" officeooo:rsid="0618c2d6" style:font-weight-asian="normal" style:font-weight-complex="normal"/>
    </style:style>
    <style:style style:name="T162" style:family="text">
      <style:text-properties style:text-underline-style="none" fo:font-weight="normal" officeooo:rsid="05b94bf3" style:font-weight-asian="normal" style:font-weight-complex="normal"/>
    </style:style>
    <style:style style:name="T163" style:family="text">
      <style:text-properties style:text-underline-style="none" fo:font-weight="normal" officeooo:rsid="05ea3b93" style:font-weight-asian="normal" style:font-weight-complex="normal"/>
    </style:style>
    <style:style style:name="T164" style:family="text">
      <style:text-properties style:text-underline-style="none" fo:font-weight="normal" officeooo:rsid="05ba7292" style:font-weight-asian="normal" style:font-weight-complex="normal"/>
    </style:style>
    <style:style style:name="T165" style:family="text">
      <style:text-properties style:text-underline-style="none" fo:font-weight="normal" officeooo:rsid="05bf907a" style:font-weight-asian="normal" style:font-weight-complex="normal"/>
    </style:style>
    <style:style style:name="T166" style:family="text">
      <style:text-properties style:text-underline-style="none" fo:font-weight="normal" officeooo:rsid="05e90a92" style:font-weight-asian="normal" style:font-weight-complex="normal"/>
    </style:style>
    <style:style style:name="T167" style:family="text">
      <style:text-properties style:text-underline-style="none" fo:font-weight="normal" officeooo:rsid="062109a6" style:font-weight-asian="normal" style:font-weight-complex="normal"/>
    </style:style>
    <style:style style:name="T168" style:family="text">
      <style:text-properties style:text-underline-style="none" fo:font-weight="normal" officeooo:rsid="06218429" style:font-weight-asian="normal" style:font-weight-complex="normal"/>
    </style:style>
    <style:style style:name="T169" style:family="text">
      <style:text-properties style:text-underline-style="none" fo:font-weight="normal" officeooo:rsid="06275f7c" style:font-weight-asian="normal" style:font-weight-complex="normal"/>
    </style:style>
    <style:style style:name="T170" style:family="text">
      <style:text-properties style:text-underline-style="none" fo:font-weight="normal" officeooo:rsid="0629f681" style:font-weight-asian="normal" style:font-weight-complex="normal"/>
    </style:style>
    <style:style style:name="T171" style:family="text">
      <style:text-properties style:text-underline-style="none" fo:font-weight="normal" officeooo:rsid="062bcd38" style:font-weight-asian="normal" style:font-weight-complex="normal"/>
    </style:style>
    <style:style style:name="T172" style:family="text">
      <style:text-properties style:text-underline-style="none" fo:font-weight="normal" officeooo:rsid="062df195" style:font-weight-asian="normal" style:font-weight-complex="normal"/>
    </style:style>
    <style:style style:name="T173" style:family="text">
      <style:text-properties style:text-underline-style="none" fo:font-weight="normal" officeooo:rsid="055630a0" style:font-weight-asian="normal" style:font-weight-complex="normal"/>
    </style:style>
    <style:style style:name="T174" style:family="text">
      <style:text-properties style:text-underline-style="none" fo:font-weight="normal" officeooo:rsid="0630bde1" style:font-weight-asian="normal" style:font-weight-complex="normal"/>
    </style:style>
    <style:style style:name="T175" style:family="text">
      <style:text-properties style:text-underline-style="none" fo:font-weight="normal" officeooo:rsid="0630e6d2" style:font-weight-asian="normal" style:font-weight-complex="normal"/>
    </style:style>
    <style:style style:name="T176" style:family="text">
      <style:text-properties style:text-underline-style="none" fo:font-weight="normal" officeooo:rsid="0632634d" style:font-weight-asian="normal" style:font-weight-complex="normal"/>
    </style:style>
    <style:style style:name="T177" style:family="text">
      <style:text-properties style:text-underline-style="none" fo:font-weight="normal" officeooo:rsid="06340aab" style:font-weight-asian="normal" style:font-weight-complex="normal"/>
    </style:style>
    <style:style style:name="T178" style:family="text">
      <style:text-properties style:text-underline-style="none" fo:font-weight="normal" officeooo:rsid="0635ef67" style:font-weight-asian="normal" style:font-weight-complex="normal"/>
    </style:style>
    <style:style style:name="T179" style:family="text">
      <style:text-properties style:text-underline-style="none" fo:font-weight="normal" officeooo:rsid="06367ce3" style:font-weight-asian="normal" style:font-weight-complex="normal"/>
    </style:style>
    <style:style style:name="T180" style:family="text">
      <style:text-properties style:text-underline-style="none" fo:font-weight="normal" officeooo:rsid="065ec487" style:font-weight-asian="normal" style:font-weight-complex="normal"/>
    </style:style>
    <style:style style:name="T181" style:family="text">
      <style:text-properties style:text-underline-style="none" fo:font-weight="normal" officeooo:rsid="0660774a" style:font-weight-asian="normal" style:font-weight-complex="normal"/>
    </style:style>
    <style:style style:name="T182" style:family="text">
      <style:text-properties style:text-underline-style="none" officeooo:rsid="063f891b"/>
    </style:style>
    <style:style style:name="T183" style:family="text">
      <style:text-properties style:text-underline-style="none" officeooo:rsid="064258da"/>
    </style:style>
    <style:style style:name="T184" style:family="text">
      <style:text-properties style:text-underline-style="none" officeooo:rsid="055630a0"/>
    </style:style>
    <style:style style:name="T185" style:family="text">
      <style:text-properties style:text-underline-style="none" officeooo:rsid="0632634d"/>
    </style:style>
    <style:style style:name="T186" style:family="text">
      <style:text-properties style:text-underline-style="none" officeooo:rsid="0630e6d2"/>
    </style:style>
    <style:style style:name="T187" style:family="text">
      <style:text-properties style:text-underline-style="none" officeooo:rsid="0643b995"/>
    </style:style>
    <style:style style:name="T188" style:family="text">
      <style:text-properties style:text-underline-style="none" officeooo:rsid="0140d341"/>
    </style:style>
    <style:style style:name="T189" style:family="text">
      <style:text-properties style:text-underline-style="none" officeooo:rsid="0141adc4"/>
    </style:style>
    <style:style style:name="T190" style:family="text">
      <style:text-properties style:text-underline-style="none" officeooo:rsid="01f0672c"/>
    </style:style>
    <style:style style:name="T191" style:family="text">
      <style:text-properties style:text-underline-style="none" officeooo:rsid="065d2d70"/>
    </style:style>
    <style:style style:name="T192" style:family="text">
      <style:text-properties style:text-underline-style="none" officeooo:rsid="067cb235"/>
    </style:style>
    <style:style style:name="T193" style:family="text">
      <style:text-properties style:text-underline-style="solid" style:text-underline-width="auto" style:text-underline-color="font-color"/>
    </style:style>
    <style:style style:name="T194" style:family="text">
      <style:text-properties style:text-underline-style="solid" style:text-underline-width="auto" style:text-underline-color="font-color" officeooo:rsid="02dc4079"/>
    </style:style>
    <style:style style:name="T195" style:family="text">
      <style:text-properties officeooo:rsid="014c05b8"/>
    </style:style>
    <style:style style:name="T196" style:family="text">
      <style:text-properties officeooo:rsid="02ab25e9"/>
    </style:style>
    <style:style style:name="T197" style:family="text">
      <style:text-properties officeooo:rsid="02b05c9a"/>
    </style:style>
    <style:style style:name="T198" style:family="text">
      <style:text-properties officeooo:rsid="02bcce71"/>
    </style:style>
    <style:style style:name="T199" style:family="text">
      <style:text-properties officeooo:rsid="02c5db6a"/>
    </style:style>
    <style:style style:name="T200" style:family="text">
      <style:text-properties officeooo:rsid="02c87df4"/>
    </style:style>
    <style:style style:name="T201" style:family="text">
      <style:text-properties officeooo:rsid="02d072df"/>
    </style:style>
    <style:style style:name="T202" style:family="text">
      <style:text-properties officeooo:rsid="033c50a9"/>
    </style:style>
    <style:style style:name="T203" style:family="text">
      <style:text-properties officeooo:rsid="01536506"/>
    </style:style>
    <style:style style:name="T204" style:family="text">
      <style:text-properties officeooo:rsid="03413198"/>
    </style:style>
    <style:style style:name="T205" style:family="text">
      <style:text-properties officeooo:rsid="0349821d"/>
    </style:style>
    <style:style style:name="T206" style:family="text">
      <style:text-properties officeooo:rsid="036b94d4"/>
    </style:style>
    <style:style style:name="T207" style:family="text">
      <style:text-properties officeooo:rsid="036ce6ed"/>
    </style:style>
    <style:style style:name="T208" style:family="text">
      <style:text-properties officeooo:rsid="03c1c04b"/>
    </style:style>
    <style:style style:name="T209" style:family="text">
      <style:text-properties officeooo:rsid="03e322e9"/>
    </style:style>
    <style:style style:name="T210" style:family="text">
      <style:text-properties officeooo:rsid="03e6885b"/>
    </style:style>
    <style:style style:name="T211" style:family="text">
      <style:text-properties officeooo:rsid="03ebb4ed"/>
    </style:style>
    <style:style style:name="T212" style:family="text">
      <style:text-properties officeooo:rsid="03fd9122"/>
    </style:style>
    <style:style style:name="T213" style:family="text">
      <style:text-properties officeooo:rsid="0404489d"/>
    </style:style>
    <style:style style:name="T214" style:family="text">
      <style:text-properties officeooo:rsid="0410b5e4"/>
    </style:style>
    <style:style style:name="T215" style:family="text">
      <style:text-properties fo:font-style="normal" style:font-style-asian="normal"/>
    </style:style>
    <style:style style:name="T216" style:family="text">
      <style:text-properties officeooo:rsid="015f5928"/>
    </style:style>
    <style:style style:name="T217" style:family="text">
      <style:text-properties officeooo:rsid="0018aeb1"/>
    </style:style>
    <style:style style:name="T218" style:family="text">
      <style:text-properties officeooo:rsid="0036f184"/>
    </style:style>
    <style:style style:name="T219" style:family="text">
      <style:text-properties officeooo:rsid="0019e209"/>
    </style:style>
    <style:style style:name="T220" style:family="text">
      <style:text-properties officeooo:rsid="00a93c8c"/>
    </style:style>
    <style:style style:name="T221" style:family="text">
      <style:text-properties officeooo:rsid="0426384d"/>
    </style:style>
    <style:style style:name="T222" style:family="text">
      <style:text-properties officeooo:rsid="0429e66f"/>
    </style:style>
    <style:style style:name="T223" style:family="text">
      <style:text-properties officeooo:rsid="042bbd0c"/>
    </style:style>
    <style:style style:name="T224" style:family="text">
      <style:text-properties officeooo:rsid="042d3974"/>
    </style:style>
    <style:style style:name="T225" style:family="text">
      <style:text-properties officeooo:rsid="042e52e6"/>
    </style:style>
    <style:style style:name="T226" style:family="text">
      <style:text-properties officeooo:rsid="043787db"/>
    </style:style>
    <style:style style:name="T227" style:family="text">
      <style:text-properties officeooo:rsid="04461c46"/>
    </style:style>
    <style:style style:name="T228" style:family="text">
      <style:text-properties officeooo:rsid="045d3dcd"/>
    </style:style>
    <style:style style:name="T229" style:family="text">
      <style:text-properties officeooo:rsid="00b5ad1d"/>
    </style:style>
    <style:style style:name="T230" style:family="text">
      <style:text-properties officeooo:rsid="00b71f47"/>
    </style:style>
    <style:style style:name="T231" style:family="text">
      <style:text-properties officeooo:rsid="00af1993"/>
    </style:style>
    <style:style style:name="T232" style:family="text">
      <style:text-properties officeooo:rsid="00b16453"/>
    </style:style>
    <style:style style:name="T233" style:family="text">
      <style:text-properties officeooo:rsid="04643918"/>
    </style:style>
    <style:style style:name="T234" style:family="text">
      <style:text-properties officeooo:rsid="0468fc53"/>
    </style:style>
    <style:style style:name="T235" style:family="text">
      <style:text-properties officeooo:rsid="048a1955"/>
    </style:style>
    <style:style style:name="T236" style:family="text">
      <style:text-properties officeooo:rsid="03ee2f07"/>
    </style:style>
    <style:style style:name="T237" style:family="text">
      <style:text-properties officeooo:rsid="049139d3"/>
    </style:style>
    <style:style style:name="T238" style:family="text">
      <style:text-properties officeooo:rsid="03b5e694"/>
    </style:style>
    <style:style style:name="T239" style:family="text">
      <style:text-properties officeooo:rsid="04d8c0c1"/>
    </style:style>
    <style:style style:name="T240" style:family="text">
      <style:text-properties officeooo:rsid="04e7c586"/>
    </style:style>
    <style:style style:name="T241" style:family="text">
      <style:text-properties officeooo:rsid="0523c093"/>
    </style:style>
    <style:style style:name="T242" style:family="text">
      <style:text-properties officeooo:rsid="0531c85b"/>
    </style:style>
    <style:style style:name="T243" style:family="text">
      <style:text-properties officeooo:rsid="0537a548"/>
    </style:style>
    <style:style style:name="T244" style:family="text">
      <style:text-properties officeooo:rsid="053abf9a"/>
    </style:style>
    <style:style style:name="T245" style:family="text">
      <style:text-properties officeooo:rsid="053bea03"/>
    </style:style>
    <style:style style:name="T246" style:family="text">
      <style:text-properties officeooo:rsid="0540678e"/>
    </style:style>
    <style:style style:name="T247" style:family="text">
      <style:text-properties officeooo:rsid="0540a7ce"/>
    </style:style>
    <style:style style:name="T248" style:family="text">
      <style:text-properties officeooo:rsid="05512bfa"/>
    </style:style>
    <style:style style:name="T249" style:family="text">
      <style:text-properties officeooo:rsid="0551c172"/>
    </style:style>
    <style:style style:name="T250" style:family="text">
      <style:text-properties officeooo:rsid="055630a0"/>
    </style:style>
    <style:style style:name="T251" style:family="text">
      <style:text-properties officeooo:rsid="05637994"/>
    </style:style>
    <style:style style:name="T252" style:family="text">
      <style:text-properties officeooo:rsid="056cc93a"/>
    </style:style>
    <style:style style:name="T253" style:family="text">
      <style:text-properties officeooo:rsid="0573e5c7"/>
    </style:style>
    <style:style style:name="T254" style:family="text">
      <style:text-properties officeooo:rsid="058187b9"/>
    </style:style>
    <style:style style:name="T255" style:family="text">
      <style:text-properties officeooo:rsid="05840ffb"/>
    </style:style>
    <style:style style:name="T256" style:family="text">
      <style:text-properties officeooo:rsid="05883c22"/>
    </style:style>
    <style:style style:name="T257" style:family="text">
      <style:text-properties officeooo:rsid="058a1dfd"/>
    </style:style>
    <style:style style:name="T258" style:family="text">
      <style:text-properties officeooo:rsid="0521d263"/>
    </style:style>
    <style:style style:name="T259" style:family="text">
      <style:text-properties officeooo:rsid="058d1e20"/>
    </style:style>
    <style:style style:name="T260" style:family="text">
      <style:text-properties officeooo:rsid="05cc65e5"/>
    </style:style>
    <style:style style:name="T261" style:family="text">
      <style:text-properties officeooo:rsid="05cd3167"/>
    </style:style>
    <style:style style:name="T262" style:family="text">
      <style:text-properties officeooo:rsid="05ceff54"/>
    </style:style>
    <style:style style:name="T263" style:family="text">
      <style:text-properties fo:color="#000000" loext:opacity="100%"/>
    </style:style>
    <style:style style:name="T264" style:family="text">
      <style:text-properties officeooo:rsid="0630bde1"/>
    </style:style>
    <style:style style:name="T265" style:family="text">
      <style:text-properties officeooo:rsid="0630e6d2"/>
    </style:style>
    <style:style style:name="T266" style:family="text">
      <style:text-properties officeooo:rsid="0632634d"/>
    </style:style>
    <style:style style:name="T267" style:family="text">
      <style:text-properties officeooo:rsid="063f891b"/>
    </style:style>
    <style:style style:name="T268" style:family="text">
      <style:text-properties officeooo:rsid="064258da"/>
    </style:style>
    <style:style style:name="T269" style:family="text">
      <style:text-properties officeooo:rsid="0643b995"/>
    </style:style>
    <style:style style:name="T270" style:family="text">
      <style:text-properties officeooo:rsid="0266a03d"/>
    </style:style>
    <style:style style:name="T271" style:family="text">
      <style:text-properties officeooo:rsid="04c3f600"/>
    </style:style>
    <style:style style:name="T272" style:family="text">
      <style:text-properties officeooo:rsid="0687f7f1"/>
    </style:style>
    <style:style style:name="T273" style:family="text">
      <style:text-properties officeooo:rsid="014ced5f"/>
    </style:style>
    <style:style style:name="T274" style:family="text">
      <style:text-properties officeooo:rsid="0155be70"/>
    </style:style>
    <style:style style:name="T275" style:family="text">
      <style:text-properties officeooo:rsid="015ce502"/>
    </style:style>
    <style:style style:name="T276" style:family="text">
      <style:text-properties officeooo:rsid="028e224a"/>
    </style:style>
    <style:style style:name="T277" style:family="text">
      <style:text-properties officeooo:rsid="02888261"/>
    </style:style>
    <style:style style:name="T278" style:family="text">
      <style:text-properties officeooo:rsid="068c75df"/>
    </style:style>
    <style:style style:name="T279" style:family="text">
      <style:text-properties officeooo:rsid="06924a9f"/>
    </style:style>
    <style:style style:name="T280" style:family="text">
      <style:text-properties officeooo:rsid="0694368c"/>
    </style:style>
    <style:style style:name="T281" style:family="text">
      <style:text-properties officeooo:rsid="0698b5d2"/>
    </style:style>
    <style:style style:name="T282" style:family="text">
      <style:text-properties officeooo:rsid="06a2245f"/>
    </style:style>
    <style:style style:name="T283" style:family="text">
      <style:text-properties officeooo:rsid="06a2e7ae"/>
    </style:style>
    <style:style style:name="T284" style:family="text">
      <style:text-properties officeooo:rsid="06a2e806"/>
    </style:style>
    <style:style style:name="T285" style:family="text">
      <style:text-properties officeooo:rsid="06a4d04a"/>
    </style:style>
    <style:style style:name="T286" style:family="text">
      <style:text-properties officeooo:rsid="06c54271"/>
    </style:style>
    <style:style style:name="T287" style:family="text">
      <style:text-properties officeooo:rsid="06c609ea"/>
    </style:style>
    <style:style style:name="T288" style:family="text">
      <style:text-properties officeooo:rsid="06c6be79"/>
    </style:style>
    <style:style style:name="T289" style:family="text">
      <style:text-properties officeooo:rsid="06cb78c7"/>
    </style:style>
    <style:style style:name="T290" style:family="text">
      <style:text-properties officeooo:rsid="06cd57a3"/>
    </style:style>
    <style:style style:name="T291" style:family="text">
      <style:text-properties officeooo:rsid="06d58571"/>
    </style:style>
    <style:style style:name="T292" style:family="text">
      <style:text-properties officeooo:rsid="06da2a9c"/>
    </style:style>
    <style:style style:name="T293" style:family="text">
      <style:text-properties officeooo:rsid="06dc56a7"/>
    </style:style>
    <style:style style:name="T294" style:family="text">
      <style:text-properties officeooo:rsid="06dcd6aa"/>
    </style:style>
    <style:style style:name="T295" style:family="text">
      <style:text-properties officeooo:rsid="06e392b1"/>
    </style:style>
    <style:style style:name="T296" style:family="text">
      <style:text-properties officeooo:rsid="06e3fdf1"/>
    </style:style>
    <style:style style:name="T297" style:family="text">
      <style:text-properties officeooo:rsid="06ea2775"/>
    </style:style>
    <style:style style:name="T298" style:family="text">
      <style:text-properties officeooo:rsid="075bed92"/>
    </style:style>
    <style:style style:name="T299" style:family="text">
      <style:text-properties officeooo:rsid="07658a33"/>
    </style:style>
    <style:style style:name="T300" style:family="text">
      <style:text-properties officeooo:rsid="07918a41"/>
    </style:style>
    <style:style style:name="fr1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32" text:outline-level="1">1 – Introduction</text:h>
      <text:p text:style-name="P141"/>
      <text:p text:style-name="P141">Frameworks such as Tensor<text:span text:style-name="T102">F</text:span>low or Py<text:span text:style-name="T102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0">T</text:span>he <text:span text:style-name="T4">proper</text:span> math aspect <text:span text:style-name="T7">is</text:span> <text:span text:style-name="T7">little by little </text:span>forgotten.</text:p>
      <text:p text:style-name="P141">The objective is to do a summary of the important propositions. These propositions will be mathematically proven. <text:span text:style-name="T8">The </text:span><text:span text:style-name="T115">subject</text:span><text:span text:style-name="T8"> </text:span><text:span text:style-name="T116">tackled </text:span><text:span text:style-name="T117">is</text:span><text:span text:style-name="T8"> </text:span><text:span text:style-name="T113">a multi-class classification problem </text:span><text:span text:style-name="T114">with</text:span><text:span text:style-name="T8"> – dense layers, </text:span><text:span text:style-name="T8"><draw:frame draw:style-name="fr1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221">A</text:span><text:span text:style-name="T120">ll</text:span><text:span text:style-name="T118"> the </text:span><text:span text:style-name="T119">elements below </text:span><text:span text:style-name="T221">are defined for classification</text:span><text:span text:style-name="T222">s</text:span><text:span text:style-name="T221"> but</text:span><text:span text:style-name="T119"> can be re-used or easily </text:span><text:span text:style-name="T223">re-define</text:span><text:span text:style-name="T224">d</text:span><text:span text:style-name="T119"> to cover regression</text:span><text:span text:style-name="T225">s</text:span><text:span text:style-name="T119">.</text:span></text:p>
      <text:p text:style-name="P141"/>
      <text:h text:style-name="P133" text:outline-level="1">2 – <text:span text:style-name="T9">Notation and Nomenclature</text:span></text:h>
      <text:p text:style-name="P29"/>
      <text:p text:style-name="P91">Definition –<text:span text:style-name="T15"> </text:span><text:span text:style-name="T22">Let</text:span><text:span text:style-name="T22"><draw:frame draw:style-name="fr2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2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2">, </text:span><text:span text:style-name="T32"><draw:frame draw:style-name="fr2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2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4">, </text:span><text:span text:style-name="T34"><draw:frame draw:style-name="fr2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8">a norm on</text:span><text:span text:style-name="T38"><draw:frame draw:style-name="fr2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2">, </text:span><text:span text:style-name="T36">and</text:span><text:span text:style-name="T22"><draw:frame draw:style-name="fr2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2">. Then</text:span><text:span text:style-name="T22"><draw:frame draw:style-name="fr2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2">continuous function is equivalent to</text:span></text:p>
      <text:p text:style-name="P30"><draw:frame draw:style-name="fr2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0"><draw:frame draw:style-name="fr2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2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2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2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1">The notation<draw:frame draw:style-name="fr2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1">set of </text:span>continuous function<text:span text:style-name="T133">s</text:span> from<draw:frame draw:style-name="fr2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2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2">The notation<draw:frame draw:style-name="fr2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02">means the set of continuous functions from</text:span><text:span text:style-name="T202"><draw:frame draw:style-name="fr2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03">to</text:span><text:span text:style-name="T203"><draw:frame draw:style-name="fr2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03">.</text:span></text:p>
      <text:p text:style-name="P34"/>
      <text:p text:style-name="P80"><text:span text:style-name="T195">Definition –</text:span><text:span text:style-name="T40"> </text:span><text:span text:style-name="T22">Let</text:span><text:span text:style-name="T22"><draw:frame draw:style-name="fr2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2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2">, </text:span><text:span text:style-name="T32"><draw:frame draw:style-name="fr2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2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4">, </text:span><text:span text:style-name="T34"><draw:frame draw:style-name="fr2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8">a norm on</text:span><text:span text:style-name="T38"><draw:frame draw:style-name="fr2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2">, </text:span><text:span text:style-name="T36">and</text:span><text:span text:style-name="T22"><draw:frame draw:style-name="fr2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2">. Then</text:span><text:span text:style-name="T22"><draw:frame draw:style-name="fr2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5">derivable </text:span><text:span text:style-name="T26">is equivalent to</text:span></text:p>
      <text:p text:style-name="P30"><draw:frame draw:style-name="fr2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2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0"><draw:frame draw:style-name="fr2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2" draw:name="Objet71" text:anchor-type="as-char" svg:width="1.282cm" svg:height="0.483cm" draw:z-index="44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2" draw:name="Objet72" text:anchor-type="as-char" svg:width="1.52cm" svg:height="0.467cm" draw:z-index="45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2" draw:name="Objet73" text:anchor-type="as-char" svg:width="7.013cm" svg:height="1.085cm" draw:z-index="4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1"><text:soft-page-break/><text:span text:style-name="T216">The notation</text:span><text:span text:style-name="T216"><draw:frame draw:style-name="fr2" draw:name="Objet67" text:anchor-type="as-char" svg:width="2.053cm" svg:height="0.557cm" draw:z-index="4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16">means the </text:span><text:span text:style-name="T131">set of </text:span><text:span text:style-name="T132">derivable</text:span><text:span text:style-name="T216"> function</text:span><text:span text:style-name="T132">s</text:span><text:span text:style-name="T216"> from</text:span><text:span text:style-name="T216"><draw:frame draw:style-name="fr2" draw:name="Objet60" text:anchor-type="as-char" svg:width="0.524cm" svg:height="0.326cm" draw:z-index="4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16">to</text:span><text:span text:style-name="T216"><draw:frame draw:style-name="fr2" draw:name="Objet69" text:anchor-type="as-char" svg:width="0.84cm" svg:height="0.527cm" draw:z-index="4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16">.</text:span></text:p>
      <text:p text:style-name="P32"><text:span text:style-name="T273">The notation</text:span><text:span text:style-name="T273"><draw:frame draw:style-name="fr2" draw:name="Objet120" text:anchor-type="as-char" svg:width="1.438cm" svg:height="0.55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02">means the set of </text:span><text:span text:style-name="T204">derivable</text:span><text:span text:style-name="T202"> functions from</text:span><text:span text:style-name="T202"><draw:frame draw:style-name="fr2" draw:name="Objet121" text:anchor-type="as-char" svg:width="0.744cm" svg:height="0.52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03">to</text:span><text:span text:style-name="T203"><draw:frame draw:style-name="fr2" draw:name="Objet122" text:anchor-type="as-char" svg:width="0.744cm" svg:height="0.527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03">.</text:span></text:p>
      <text:p text:style-name="P33"/>
      <text:p text:style-name="P79">Definition – <text:span text:style-name="T22">Let</text:span><text:span text:style-name="T22"><draw:frame draw:style-name="fr2" draw:name="Objet68" text:anchor-type="as-char" svg:width="0.524cm" svg:height="0.326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2" draw:name="Objet81" text:anchor-type="as-char" svg:width="0.744cm" svg:height="0.527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2">, </text:span><text:span text:style-name="T32"><draw:frame draw:style-name="fr2" draw:name="Objet82" text:anchor-type="as-char" svg:width="0.912cm" svg:height="0.531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2" draw:name="Objet102" text:anchor-type="as-char" svg:width="0.744cm" svg:height="0.527cm" draw:z-index="5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4">, </text:span><text:span text:style-name="T34"><draw:frame draw:style-name="fr2" draw:name="Objet103" text:anchor-type="as-char" svg:width="1.007cm" svg:height="0.531cm" draw:z-index="5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38">a norm on</text:span><text:span text:style-name="T38"><draw:frame draw:style-name="fr2" draw:name="Objet115" text:anchor-type="as-char" svg:width="0.84cm" svg:height="0.527cm" draw:z-index="5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2">, </text:span><text:span text:style-name="T36">and</text:span><text:span text:style-name="T22"><draw:frame draw:style-name="fr2" draw:name="Objet116" text:anchor-type="as-char" svg:width="2.148cm" svg:height="0.527cm" draw:z-index="62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2">. Then</text:span><text:span text:style-name="T22"><draw:frame draw:style-name="fr2" draw:name="Objet83" text:anchor-type="as-char" svg:width="0.404cm" svg:height="0.467cm" draw:z-index="6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9">piece-wise </text:span><text:span text:style-name="T25">derivable </text:span><text:span text:style-name="T26">is equivalent to</text:span></text:p>
      <text:p text:style-name="P35"><draw:frame draw:style-name="fr2" draw:name="Objet84" text:anchor-type="as-char" svg:width="1.656cm" svg:height="0.467cm" draw:z-index="66"><draw:object xlink:href="./Object 84" xlink:type="simple" xlink:show="embed" xlink:actuate="onLoad"/><draw:image xlink:href="./ObjectReplacements/Object 84" xlink:type="simple" xlink:show="embed" xlink:actuate="onLoad"/></draw:frame><text:span text:style-name="T200">such as</text:span><text:span text:style-name="T200"><draw:frame draw:style-name="fr2" draw:name="Objet107" text:anchor-type="as-char" svg:width="0.549cm" svg:height="0.467cm" draw:z-index="117"><draw:object xlink:href="./Object 107" xlink:type="simple" xlink:show="embed" xlink:actuate="onLoad"/><draw:image xlink:href="./ObjectReplacements/Object 107" xlink:type="simple" xlink:show="embed" xlink:actuate="onLoad"/></draw:frame></text:span><text:span text:style-name="T198">compact and bounded</text:span>,</text:p>
      <text:p text:style-name="P35"><draw:frame draw:style-name="fr2" draw:name="Objet85" text:anchor-type="as-char" svg:width="2.078cm" svg:height="0.547cm" draw:z-index="118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14">non-empty </text:span><text:span text:style-name="T199">open subsets </text:span><text:span text:style-name="T196">such as</text:span><text:span text:style-name="T196"><draw:frame draw:style-name="fr2" draw:name="Objet106" text:anchor-type="as-char" svg:width="1.986cm" svg:height="0.982cm" draw:z-index="119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97">and</text:span><text:span text:style-name="T196"><draw:frame draw:style-name="fr2" draw:name="Objet104" text:anchor-type="as-char" svg:width="2.967cm" svg:height="0.557cm" draw:z-index="120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96">,</text:span><text:span text:style-name="T196"><draw:frame draw:style-name="fr2" draw:name="Objet105" text:anchor-type="as-char" svg:width="3.403cm" svg:height="0.531cm" draw:z-index="121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96">,</text:span></text:p>
      <text:p text:style-name="P35"><draw:frame draw:style-name="fr2" draw:name="Objet86" text:anchor-type="as-char" svg:width="2.067cm" svg:height="0.482cm" draw:z-index="128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2" draw:name="Objet87" text:anchor-type="as-char" svg:width="3.209cm" svg:height="0.591cm" draw:z-index="129"><draw:object xlink:href="./Object 87" xlink:type="simple" xlink:show="embed" xlink:actuate="onLoad"/><draw:image xlink:href="./ObjectReplacements/Object 87" xlink:type="simple" xlink:show="embed" xlink:actuate="onLoad"/></draw:frame>,<draw:frame draw:style-name="fr2" draw:name="Objet88" text:anchor-type="as-char" svg:width="1.623cm" svg:height="0.531cm" draw:z-index="130"><draw:object xlink:href="./Object 88" xlink:type="simple" xlink:show="embed" xlink:actuate="onLoad"/><draw:image xlink:href="./ObjectReplacements/Object 88" xlink:type="simple" xlink:show="embed" xlink:actuate="onLoad"/></draw:frame>,<text:span text:style-name="T215"><draw:frame draw:style-name="fr2" draw:name="Objet89" text:anchor-type="as-char" svg:width="2.18cm" svg:height="0.54cm" draw:z-index="13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6">The notation<draw:frame draw:style-name="fr2" draw:name="Objet90" text:anchor-type="as-char" svg:width="2.387cm" svg:height="0.591cm" draw:z-index="132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35">piece-wise </text:span><text:span text:style-name="T136">derivable</text:span> functions <text:span text:style-name="T137">from</text:span><text:span text:style-name="T137"><draw:frame draw:style-name="fr2" draw:name="Objet91" text:anchor-type="as-char" svg:width="0.524cm" svg:height="0.326cm" draw:z-index="133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38">to</text:span><text:span text:style-name="T138"><draw:frame draw:style-name="fr2" draw:name="Objet92" text:anchor-type="as-char" svg:width="0.84cm" svg:height="0.527cm" draw:z-index="134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38">.</text:span></text:p>
      <text:p text:style-name="P31">The notation<draw:frame draw:style-name="fr2" draw:name="Objet123" text:anchor-type="as-char" svg:width="1.771cm" svg:height="0.591cm" draw:z-index="135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02">means the set of </text:span><text:span text:style-name="T135">piece-wise </text:span><text:span text:style-name="T136">derivable</text:span><text:span text:style-name="T202"> functions from</text:span><text:span text:style-name="T202"><draw:frame draw:style-name="fr2" draw:name="Objet124" text:anchor-type="as-char" svg:width="0.744cm" svg:height="0.527cm" draw:z-index="136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03">to</text:span><text:span text:style-name="T203"><draw:frame draw:style-name="fr2" draw:name="Objet125" text:anchor-type="as-char" svg:width="0.744cm" svg:height="0.527cm" draw:z-index="13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03">.</text:span></text:p>
      <text:p text:style-name="P55"/>
      <text:p text:style-name="P72"><text:span text:style-name="T10">Theorem –</text:span><draw:frame draw:style-name="fr2" draw:name="Objet238" text:anchor-type="as-char" svg:width="4.852cm" svg:height="0.591cm" draw:z-index="144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5"/>
      <text:p text:style-name="P73"><text:span text:style-name="T193">Proof:</text:span> TO DO.</text:p>
      <text:p text:style-name="P55"/>
      <text:p text:style-name="P81">Definition – <text:span text:style-name="T15">Let</text:span><text:span text:style-name="T15"><draw:frame draw:style-name="fr2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5">for</text:span><text:span text:style-name="T75"><draw:frame draw:style-name="fr2" draw:name="Objet244" text:anchor-type="as-char" svg:width="1.625cm" svg:height="0.482cm" draw:z-index="145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5">and</text:span><text:span text:style-name="T75"><draw:frame draw:style-name="fr2" draw:name="Objet245" text:anchor-type="as-char" svg:width="1.787cm" svg:height="0.482cm" draw:z-index="146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5">.</text:span><text:span text:style-name="T16"> Then the ordered rectangular array</text:span></text:p>
      <text:p text:style-name="P37"><draw:frame draw:style-name="fr2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9">is a real matrix of dimension<draw:frame draw:style-name="fr2" draw:name="Objet4" text:anchor-type="as-char" svg:width="1.088cm" svg:height="0.467cm" draw:z-index="147"><draw:object xlink:href="./Object 4" xlink:type="simple" xlink:show="embed" xlink:actuate="onLoad"/><draw:image xlink:href="./ObjectReplacements/Object 4" xlink:type="simple" xlink:show="embed" xlink:actuate="onLoad"/></draw:frame>.</text:p>
      <text:p text:style-name="P39"/>
      <text:p text:style-name="P26"><text:span text:style-name="T217">T</text:span>he following notation<text:span text:style-name="T218">s</text:span> <text:span text:style-name="T218">are</text:span> considered</text:p>
      <text:p text:style-name="P22"><draw:frame draw:style-name="fr2" draw:name="Objet11" text:anchor-type="as-char" svg:width="2.057cm" svg:height="0.482cm" draw:z-index="151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2" draw:name="Objet12" text:anchor-type="as-char" svg:width="2.221cm" svg:height="0.482cm" draw:z-index="152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2" draw:name="Objet10" text:anchor-type="as-char" svg:width="1.718cm" svg:height="0.531cm" draw:z-index="153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3"><draw:frame draw:style-name="fr2" draw:name="Objet16" text:anchor-type="as-char" svg:width="2.221cm" svg:height="0.482cm" draw:z-index="154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2" draw:name="Objet14" text:anchor-type="as-char" svg:width="2.131cm" svg:height="2.281cm" draw:z-index="156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3"><draw:frame draw:style-name="fr2" draw:name="Objet18" text:anchor-type="as-char" svg:width="2.057cm" svg:height="0.482cm" draw:z-index="157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2" draw:name="Objet17" text:anchor-type="as-char" svg:width="4.479cm" svg:height="0.586cm" draw:z-index="17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8"><text:soft-page-break/></text:p>
      <text:p text:style-name="P40"><text:span text:style-name="T217">The notation</text:span><text:span text:style-name="T217"><draw:frame draw:style-name="fr2" draw:name="Objet6" text:anchor-type="as-char" svg:width="1.055cm" svg:height="0.531cm" draw:z-index="17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19">means</text:span><text:span text:style-name="T217"> the matrix set of dimension</text:span><text:span text:style-name="T217"><draw:frame draw:style-name="fr2" draw:name="Objet7" text:anchor-type="as-char" svg:width="1.088cm" svg:height="0.467cm" draw:z-index="180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06">with coefficients </text:span><text:span text:style-name="T207">in</text:span><text:span text:style-name="T207"><draw:frame draw:style-name="fr2" draw:name="Objet19" text:anchor-type="as-char" svg:width="0.556cm" svg:height="0.385cm" draw:z-index="181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17">.</text:span></text:p>
      <text:p text:style-name="P40"><text:span text:style-name="T217">The notation</text:span><text:span text:style-name="T217"><draw:frame draw:style-name="fr2" draw:name="Objet2" text:anchor-type="as-char" svg:width="1.7cm" svg:height="0.54cm" draw:z-index="18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19">means</text:span><text:span text:style-name="T217"> the matrix set of dimension</text:span><text:span text:style-name="T217"><draw:frame draw:style-name="fr2" draw:name="Objet3" text:anchor-type="as-char" svg:width="1.088cm" svg:height="0.467cm" draw:z-index="18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6">with coefficients </text:span><text:span text:style-name="T207">in</text:span><text:span text:style-name="T207"><draw:frame draw:style-name="fr2" draw:name="Objet126" text:anchor-type="as-char" svg:width="1.208cm" svg:height="0.467cm" draw:z-index="18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07">.</text:span></text:p>
      <text:p text:style-name="P38"/>
      <text:p text:style-name="P81">Convention –<text:span text:style-name="T15"> A vector is a matrix with only one row. Thus, </text:span><text:span text:style-name="T17">the real vector set</text:span><text:span text:style-name="T17"><draw:frame draw:style-name="fr2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5">is equivalent to</text:span><text:span text:style-name="T15"><draw:frame draw:style-name="fr2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5">.</text:span></text:p>
      <text:p text:style-name="P45"/>
      <text:p text:style-name="P82">Notation – <text:span text:style-name="T15">The matrix transpose operation will be noted as</text:span><text:span text:style-name="T15"><draw:frame draw:style-name="fr2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">.</text:span></text:p>
      <text:p text:style-name="P41"/>
      <text:p text:style-name="P83">Definition –<text:span text:style-name="T15"> Let</text:span><text:span text:style-name="T15"><draw:frame draw:style-name="fr2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, and</text:span><text:span text:style-name="T15"><draw:frame draw:style-name="fr2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, and let the product noted</text:span><text:span text:style-name="T15"><draw:frame draw:style-name="fr2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or</text:span><text:span text:style-name="T15"><draw:frame draw:style-name="fr2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5">be</text:span></text:p>
      <text:p text:style-name="P44"><draw:frame draw:style-name="fr2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1"><text:span text:style-name="T220">where</text:span><draw:frame draw:style-name="fr2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2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3"><text:span text:style-name="T122"><draw:frame draw:style-name="fr2" draw:name="Objet40" text:anchor-type="as-char" svg:width="2.057cm" svg:height="0.482cm" draw:z-index="61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22">,</text:span><text:span text:style-name="T122"><draw:frame draw:style-name="fr2" draw:name="Objet79" text:anchor-type="as-char" svg:width="2.171cm" svg:height="0.482cm" draw:z-index="63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2">,</text:span><draw:frame draw:style-name="fr2" draw:name="Objet27" text:anchor-type="as-char" svg:width="3.381cm" svg:height="1.139cm" draw:z-index="65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2"/>
      <text:p text:style-name="P50"><text:span text:style-name="T10">Definition –</text:span> Let<draw:frame draw:style-name="fr2" draw:name="Objet171" text:anchor-type="as-char" svg:width="1.115cm" svg:height="0.467cm" draw:z-index="67"><draw:object xlink:href="./Object 171" xlink:type="simple" xlink:show="embed" xlink:actuate="onLoad"/><draw:image xlink:href="./ObjectReplacements/Object 171" xlink:type="simple" xlink:show="embed" xlink:actuate="onLoad"/></draw:frame>and<draw:frame draw:style-name="fr2" draw:name="Objet172" text:anchor-type="as-char" svg:width="1.676cm" svg:height="0.531cm" draw:z-index="68"><draw:object xlink:href="./Object 172" xlink:type="simple" xlink:show="embed" xlink:actuate="onLoad"/><draw:image xlink:href="./ObjectReplacements/Object 172" xlink:type="simple" xlink:show="embed" xlink:actuate="onLoad"/></draw:frame>. Let the <text:span text:style-name="T272">scalar</text:span> wise product noted as<draw:frame draw:style-name="fr2" draw:name="Objet173" text:anchor-type="as-char" svg:width="1.064cm" svg:height="0.467cm" draw:z-index="69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1"><draw:frame draw:style-name="fr2" draw:name="Objet174" text:anchor-type="as-char" svg:width="2.939cm" svg:height="0.467cm" draw:z-index="70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0">where<draw:frame draw:style-name="fr2" draw:name="Objet175" text:anchor-type="as-char" svg:width="0.506cm" svg:height="0.467cm" draw:z-index="71"><draw:object xlink:href="./Object 175" xlink:type="simple" xlink:show="embed" xlink:actuate="onLoad"/><draw:image xlink:href="./ObjectReplacements/Object 175" xlink:type="simple" xlink:show="embed" xlink:actuate="onLoad"/></draw:frame>is in<draw:frame draw:style-name="fr2" draw:name="Objet176" text:anchor-type="as-char" svg:width="1.055cm" svg:height="0.531cm" draw:z-index="72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1"><draw:frame draw:style-name="fr2" draw:name="Objet169" text:anchor-type="as-char" svg:width="2.057cm" svg:height="0.482cm" draw:z-index="73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2" draw:name="Objet207" text:anchor-type="as-char" svg:width="2.221cm" svg:height="0.482cm" draw:z-index="74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2" draw:name="Objet170" text:anchor-type="as-char" svg:width="2.339cm" svg:height="0.531cm" draw:z-index="75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23"/>
      <text:p text:style-name="P122"><text:span text:style-name="T10">Theorem –</text:span> <text:span text:style-name="T273">Let</text:span><text:span text:style-name="T273"><draw:frame draw:style-name="fr2" draw:name="Objet227" text:anchor-type="as-char" svg:width="0.549cm" svg:height="0.467cm" draw:z-index="187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78">and</text:span><text:span text:style-name="T278"><draw:frame draw:style-name="fr2" draw:name="Objet234" text:anchor-type="as-char" svg:width="0.52cm" svg:height="0.467cm" draw:z-index="190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75">non-empty </text:span><text:span text:style-name="T276">open</text:span><text:span text:style-name="T275"> </text:span><text:span text:style-name="T277">subset</text:span><text:span text:style-name="T278">s</text:span><text:span text:style-name="T277"> </text:span><text:span text:style-name="T274">of</text:span><text:span text:style-name="T274"><draw:frame draw:style-name="fr2" draw:name="Objet228" text:anchor-type="as-char" svg:width="0.688cm" svg:height="0.527cm" draw:z-index="192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78">and</text:span><text:span text:style-name="T278"><draw:frame draw:style-name="fr2" draw:name="Objet235" text:anchor-type="as-char" svg:width="0.744cm" svg:height="0.527cm" draw:z-index="193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78">. Let</text:span><text:span text:style-name="T273"><draw:frame draw:style-name="fr2" draw:name="Objet233" text:anchor-type="as-char" svg:width="2.401cm" svg:height="1.175cm" draw:z-index="195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78">and</text:span><text:span text:style-name="T278"><draw:frame draw:style-name="fr2" draw:name="Objet229" text:anchor-type="as-char" svg:width="2.545cm" svg:height="1.198cm" draw:z-index="198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79">such as</text:span><text:span text:style-name="T279"><draw:frame draw:style-name="fr2" draw:name="Objet230" text:anchor-type="as-char" svg:width="2.297cm" svg:height="0.506cm" draw:z-index="199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0">and</text:span><text:span text:style-name="T280"><draw:frame draw:style-name="fr2" draw:name="Objet231" text:anchor-type="as-char" svg:width="2.499cm" svg:height="0.557cm" draw:z-index="202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0">. </text:span><text:span text:style-name="T281">Then</text:span><text:span text:style-name="T281"><draw:frame draw:style-name="fr2" draw:name="Objet232" text:anchor-type="as-char" svg:width="3.468cm" svg:height="1.198cm" draw:z-index="203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82">is </text:span><text:span text:style-name="T283">in</text:span><text:span text:style-name="T283"><draw:frame draw:style-name="fr2" draw:name="Objet236" text:anchor-type="as-char" svg:width="1.954cm" svg:height="0.557cm" draw:z-index="211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84">and </text:span><text:span text:style-name="T285">its Jacobian is</text:span></text:p>
      <text:p text:style-name="P126"><draw:frame draw:style-name="fr2" draw:name="Objet237" text:anchor-type="as-char" svg:width="6.038cm" svg:height="1.75cm" draw:z-index="212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15"/>
      <text:p text:style-name="P127"><text:span text:style-name="T193">Proof:</text:span> TO DO.</text:p>
      <text:p text:style-name="P115"/>
      <text:h text:style-name="P134" text:outline-level="1"><text:soft-page-break/><text:span text:style-name="T124">3</text:span> – <text:span text:style-name="T104">Activation functions</text:span></text:h>
      <text:p text:style-name="P78"/>
      <text:p text:style-name="P78">Definition –<text:span text:style-name="T15"> </text:span><text:span text:style-name="T18">Let</text:span><text:span text:style-name="T27"><draw:frame draw:style-name="fr2" draw:name="Objet78" text:anchor-type="as-char" svg:width="2.408cm" svg:height="0.591cm" draw:z-index="116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7">.</text:span><text:span text:style-name="T18"> </text:span><text:span text:style-name="T28">T</text:span><text:span text:style-name="T19">hen the </text:span><text:span text:style-name="T30">vector</text:span><text:span text:style-name="T20"> wise </text:span><text:span text:style-name="T21">application</text:span></text:p>
      <text:p text:style-name="P56"><draw:frame draw:style-name="fr2" draw:name="Objet38" text:anchor-type="as-char" svg:width="2.912cm" svg:height="1.198cm" draw:z-index="20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11">Definition</text:span><text:span text:style-name="T10"> –</text:span> <draw:frame draw:style-name="fr2" draw:name="Objet143" text:anchor-type="as-char" svg:width="1.252cm" svg:height="0.467cm" draw:z-index="214"><draw:object xlink:href="./Object 143" xlink:type="simple" xlink:show="embed" xlink:actuate="onLoad"/><draw:image xlink:href="./ObjectReplacements/Object 143" xlink:type="simple" xlink:show="embed" xlink:actuate="onLoad"/></draw:frame><text:span text:style-name="T255">is</text:span><text:span text:style-name="T125"> </text:span><text:span text:style-name="T255">the following </text:span><text:span text:style-name="T205">vector</text:span><text:span text:style-name="T126"> wise </text:span><text:span text:style-name="T122">application</text:span></text:p>
      <text:p text:style-name="P11"><draw:frame draw:style-name="fr2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pan text:style-name="T140">with</text:span><text:span text:style-name="T140"><draw:frame draw:style-name="fr2" draw:name="Objet47" text:anchor-type="as-char" svg:width="0.928cm" svg:height="0.467cm" draw:z-index="76"><draw:object xlink:href="./Object 47" xlink:type="simple" xlink:show="embed" xlink:actuate="onLoad"/><draw:image xlink:href="./ObjectReplacements/Object 47" xlink:type="simple" xlink:show="embed" xlink:actuate="onLoad"/></draw:frame></text:span><text:span text:style-name="T140">the </text:span><text:span text:style-name="T142">element-wise </text:span><text:span text:style-name="T140">maximum </text:span><text:span text:style-name="T144">operation</text:span><text:span text:style-name="T140"> </text:span><text:span text:style-name="T143">between two vectors</text:span><text:span text:style-name="T140">.</text:span></text:p>
      <text:p text:style-name="P10"/>
      <text:p text:style-name="P63"><text:span text:style-name="T12">Hypothesis –</text:span><text:span text:style-name="T254"> </text:span><text:span text:style-name="T258">The notation</text:span><text:span text:style-name="T258"><draw:frame draw:style-name="fr2" draw:name="Objet141" text:anchor-type="as-char" svg:width="1.369cm" svg:height="0.531cm" draw:z-index="77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44">means</text:span><text:span text:style-name="T241"> the application </text:span><text:span text:style-name="T243">corresponding to </text:span><text:span text:style-name="T245">the </text:span><text:span text:style-name="T246">coefficient</text:span><text:span text:style-name="T245"><draw:frame draw:style-name="fr2" draw:name="Objet147" text:anchor-type="as-char" svg:width="0.395cm" svg:height="0.467cm" draw:z-index="78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47">of</text:span><text:span text:style-name="T243"> </text:span><text:span text:style-name="T241">the </text:span><text:span text:style-name="T259">function</text:span><text:span text:style-name="T259"><draw:frame draw:style-name="fr2" draw:name="Objet148" text:anchor-type="as-char" svg:width="1.252cm" svg:height="0.467cm" draw:z-index="79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58">. </text:span><text:span text:style-name="T250">Let</text:span><text:span text:style-name="T250"><draw:frame draw:style-name="fr2" draw:name="Objet149" text:anchor-type="as-char" svg:width="1.282cm" svg:height="0.527cm" draw:z-index="80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50">then</text:span></text:p>
      <text:p text:style-name="P60"><draw:frame draw:style-name="fr2" draw:name="Objet153" text:anchor-type="as-char" svg:width="2.221cm" svg:height="0.482cm" draw:z-index="81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2" draw:name="Objet161" text:anchor-type="as-char" svg:width="6.239cm" svg:height="0.54cm" draw:z-index="82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4"/>
      <text:p text:style-name="P64"><draw:frame draw:style-name="fr2" draw:name="Objet133" text:anchor-type="as-char" svg:width="1.252cm" svg:height="0.467cm" draw:z-index="83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52">on </text:span><text:span text:style-name="T253">every </text:span><text:span text:style-name="T252">coefficients at</text:span><text:span text:style-name="T252"><draw:frame draw:style-name="fr2" draw:name="Objet140" text:anchor-type="as-char" svg:width="0.422cm" svg:height="0.467cm" draw:z-index="84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1"><draw:frame draw:style-name="fr2" draw:name="Objet150" text:anchor-type="as-char" svg:width="2.221cm" svg:height="0.482cm" draw:z-index="85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2" draw:name="Objet151" text:anchor-type="as-char" svg:width="2.658cm" svg:height="0.54cm" draw:z-index="86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49"><text:span text:style-name="T13">Proposition –</text:span><text:span text:style-name="T256"> </text:span><text:span text:style-name="T256"><draw:frame draw:style-name="fr2" draw:name="Objet145" text:anchor-type="as-char" svg:width="1.252cm" svg:height="0.467cm" draw:z-index="87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57">is an activation function. </text:span><text:span text:style-name="T228">Its </text:span>Jacobian matrix is</text:p>
      <text:p text:style-name="P17"><draw:frame draw:style-name="fr2" draw:name="Objet26" text:anchor-type="as-char" svg:width="8.931cm" svg:height="3.63cm" draw:z-index="88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6"><text:span text:style-name="T139">with</text:span><text:span text:style-name="T139"><draw:frame draw:style-name="fr2" draw:name="Objet50" text:anchor-type="as-char" svg:width="0.945cm" svg:height="0.614cm" draw:z-index="9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30">the</text:span><text:span text:style-name="T130"><draw:frame draw:style-name="fr2" draw:name="Objet51" text:anchor-type="as-char" svg:width="1.099cm" svg:height="0.603cm" draw:z-index="127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30">indicator function </text:span><text:span text:style-name="T141">on</text:span><text:span text:style-name="T141"><draw:frame draw:style-name="fr2" draw:name="Objet44" text:anchor-type="as-char" svg:width="0.556cm" svg:height="0.385cm" draw:z-index="194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0">.</text:span></text:p>
      <text:p text:style-name="P10"/>
      <text:p text:style-name="P20"><text:span text:style-name="T193">Proof:</text:span><text:span text:style-name="T150"> </text:span><text:span text:style-name="T151">TO DO.</text:span></text:p>
      <text:p text:style-name="P95"/>
      <text:p text:style-name="P9"><text:soft-page-break/><text:span text:style-name="T10">Proposition –</text:span> <text:span text:style-name="T239">T</text:span><text:span text:style-name="T125">he </text:span><text:span text:style-name="T127">following</text:span><text:span text:style-name="T125"> </text:span><text:span text:style-name="T205">vector</text:span><text:span text:style-name="T126"> wise </text:span><text:span text:style-name="T122">application</text:span><text:span text:style-name="T128"> </text:span><text:span text:style-name="T228">is an</text:span><text:span text:style-name="T129"> activation function</text:span></text:p>
      <text:p text:style-name="P12"><draw:frame draw:style-name="fr2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4">with<draw:frame draw:style-name="fr2" draw:name="Objet48" text:anchor-type="as-char" svg:width="0.407cm" svg:height="0.467cm" draw:z-index="8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5">element-wise </text:span><text:span text:style-name="T123">exponential </text:span><text:span text:style-name="T134">operation</text:span>.</text:p>
      <text:p text:style-name="P15">The<draw:frame draw:style-name="fr2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6">function will be denoted as</text:span><text:span text:style-name="T146"><draw:frame draw:style-name="fr2" draw:name="Objet97" text:anchor-type="as-char" svg:width="0.443cm" svg:height="0.467cm" draw:z-index="9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6">for simplicity.</text:span></text:p>
      <text:p text:style-name="P14"/>
      <text:p text:style-name="P70">Its Jacobian matrix is</text:p>
      <text:p text:style-name="P13"><draw:frame draw:style-name="fr2" draw:name="Objet95" text:anchor-type="as-char" svg:width="3.253cm" svg:height="1.773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68">where<draw:frame draw:style-name="fr2" draw:name="Objet37" text:anchor-type="as-char" svg:width="1.716cm" svg:height="0.527cm" draw:z-index="9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2" draw:name="Objet98" text:anchor-type="as-char" svg:width="4.149cm" svg:height="0.557cm" draw:z-index="218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69"><draw:frame draw:style-name="fr2" draw:name="Objet99" text:anchor-type="as-char" svg:width="5.743cm" svg:height="0.998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pan text:style-name="T147">w</text:span>ith<draw:frame draw:style-name="fr2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48">the Kronecker </text:span><text:span text:style-name="T149">delta</text:span><text:span text:style-name="T148">.</text:span></text:p>
      <text:p text:style-name="P18"/>
      <text:p text:style-name="P19"><text:span text:style-name="T193">Proof:</text:span><text:span text:style-name="T150"> </text:span><text:span text:style-name="T151">TO DO.</text:span></text:p>
      <text:p text:style-name="P111"/>
      <text:h text:style-name="P138" text:outline-level="1"><text:span text:style-name="T201">3</text:span> – <text:span text:style-name="T107">L</text:span><text:span text:style-name="T106">oss</text:span></text:h>
      <text:p text:style-name="P100"/>
      <text:p text:style-name="P129">Definition –<text:span text:style-name="T15"> </text:span><text:span text:style-name="T22">Let</text:span><text:span text:style-name="T22"><draw:frame draw:style-name="fr2" draw:name="Objet130" text:anchor-type="as-char" svg:width="1.713cm" svg:height="0.582cm" draw:z-index="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2">and</text:span><text:span text:style-name="T62"><draw:frame draw:style-name="fr2" draw:name="Objet49" text:anchor-type="as-char" svg:width="1.732cm" svg:height="0.531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7">non empty subset</text:span><text:span text:style-name="T54">s</text:span><text:span text:style-name="T47">. </text:span><text:span text:style-name="T15">Let</text:span><text:span text:style-name="T15"><draw:frame draw:style-name="fr2" draw:name="Objet109" text:anchor-type="as-char" svg:width="1.122cm" svg:height="0.519cm" draw:z-index="9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4">and</text:span><text:span text:style-name="T37"><draw:frame draw:style-name="fr2" draw:name="Objet110" text:anchor-type="as-char" svg:width="2.806cm" svg:height="0.591cm" draw:z-index="10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7">. </text:span><text:span text:style-name="T41">Then</text:span><text:span text:style-name="T43"><draw:frame draw:style-name="fr2" draw:name="Objet131" text:anchor-type="as-char" svg:width="0.905cm" svg:height="0.591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2">is </text:span><text:span text:style-name="T43">a loss function </text:span><text:span text:style-name="T45">is equivalent to </text:span><text:span text:style-name="T46">the application</text:span></text:p>
      <text:p text:style-name="P113"><draw:frame draw:style-name="fr2" draw:name="Objet138" text:anchor-type="as-char" svg:width="6.83cm" svg:height="1.235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14"><text:span text:style-name="T236">is </text:span><text:span text:style-name="T209">a</text:span><text:span text:style-name="T213">n increasing</text:span><text:span text:style-name="T209"> </text:span><text:span text:style-name="T211">function</text:span><text:span text:style-name="T209"> according </text:span><text:span text:style-name="T212">each </text:span><text:span text:style-name="T246">coefficient </text:span><text:span text:style-name="T260">with</text:span><text:span text:style-name="T248"><draw:frame draw:style-name="fr2" draw:name="Objet93" text:anchor-type="as-char" svg:width="1.707cm" svg:height="0.531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1">such as</text:span><text:span text:style-name="T261"><draw:frame draw:style-name="fr2" draw:name="Objet178" text:anchor-type="as-char" svg:width="1.395cm" svg:height="0.591cm" draw:z-index="10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62">is always defined</text:span><text:span text:style-name="T210">.</text:span></text:p>
      <text:p text:style-name="P114"><text:span text:style-name="T249">The</text:span><text:span text:style-name="T249"><draw:frame draw:style-name="fr2" draw:name="Objet96" text:anchor-type="as-char" svg:width="0.466cm" svg:height="0.467cm" draw:z-index="10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49">matrix is named the ground truth.</text:span></text:p>
      <text:p text:style-name="P94"/>
      <text:p text:style-name="P128"><text:span text:style-name="T208">Proposition</text:span> – <text:span text:style-name="T15">Let</text:span><text:span text:style-name="T15"><draw:frame draw:style-name="fr2" draw:name="Objet128" text:anchor-type="as-char" svg:width="1.856cm" svg:height="0.552cm" draw:z-index="10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2">a ground truth matrix</text:span><text:span text:style-name="T37">. </text:span><text:span text:style-name="T44">Then the application</text:span></text:p>
      <text:p text:style-name="P101"><text:soft-page-break/><draw:frame draw:style-name="fr2" draw:name="Objet129" text:anchor-type="as-char" svg:width="4.477cm" svg:height="1.875cm" draw:z-index="10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10"><text:span text:style-name="T240">is</text:span><text:span text:style-name="T238"> a loss function. </text:span><text:span text:style-name="T271">The application is named Categorical cross-entropy loss.</text:span></text:p>
      <text:p text:style-name="P53"/>
      <text:p text:style-name="P53">Its Gradient matrix is</text:p>
      <text:p text:style-name="P103"><draw:frame draw:style-name="fr2" draw:name="Objet136" text:anchor-type="as-char" svg:width="5.055cm" svg:height="1.977cm" draw:z-index="10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96"/>
      <text:p text:style-name="P97"><text:span text:style-name="T194">P</text:span><text:span text:style-name="T193">roof:</text:span> TO DO.</text:p>
      <text:p text:style-name="P99"/>
      <text:p text:style-name="P130"><text:span text:style-name="T263">Proposition –</text:span> <text:span text:style-name="T65">Let</text:span><text:span text:style-name="T65"><draw:frame draw:style-name="fr2" draw:name="Objet182" text:anchor-type="as-char" svg:width="1.856cm" svg:height="0.552cm" draw:z-index="204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1">a</text:span><text:span text:style-name="T66"> ground truth matrix</text:span><text:span text:style-name="T37">. </text:span><text:span text:style-name="T55">Let</text:span><text:span text:style-name="T55"><draw:frame draw:style-name="fr2" draw:name="Objet165" text:anchor-type="as-char" svg:width="2.805cm" svg:height="0.542cm" draw:z-index="206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6">and</text:span><text:span text:style-name="T56"><draw:frame draw:style-name="fr2" draw:name="Objet166" text:anchor-type="as-char" svg:width="2.815cm" svg:height="0.542cm" draw:z-index="213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7">the</text:span><text:span text:style-name="T63"><draw:frame draw:style-name="fr2" draw:name="Objet180" text:anchor-type="as-char" svg:width="1.64cm" svg:height="0.467cm" draw:z-index="219"><draw:object xlink:href="./Object 180" xlink:type="simple" xlink:show="embed" xlink:actuate="onLoad"/><draw:image xlink:href="./ObjectReplacements/Object 180" xlink:type="simple" xlink:show="embed" xlink:actuate="onLoad"/></draw:frame></text:span><text:span text:style-name="T57">activation and </text:span><text:span text:style-name="T63">Categorical cross-entropy </text:span><text:span text:style-name="T57">loss functions</text:span><text:span text:style-name="T58">. </text:span><text:span text:style-name="T59">The</text:span><text:span text:style-name="T69">n</text:span><text:span text:style-name="T59"><draw:frame draw:style-name="fr2" draw:name="Objet177" text:anchor-type="as-char" svg:width="2.813cm" svg:height="0.534cm" draw:z-index="221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0">is </text:span><text:span text:style-name="T61">derivable </text:span><text:span text:style-name="T68">on</text:span><text:span text:style-name="T69"><draw:frame draw:style-name="fr2" draw:name="Objet183" text:anchor-type="as-char" svg:width="0.744cm" svg:height="0.527cm" draw:z-index="222"><draw:object xlink:href="./Object 183" xlink:type="simple" xlink:show="embed" xlink:actuate="onLoad"/><draw:image xlink:href="./ObjectReplacements/Object 183" xlink:type="simple" xlink:show="embed" xlink:actuate="onLoad"/></draw:frame></text:span><text:span text:style-name="T69">and</text:span><text:span text:style-name="T68"> </text:span><text:span text:style-name="T70">i</text:span><text:span text:style-name="T64">ts </text:span><text:span text:style-name="T67">G</text:span><text:span text:style-name="T64">radient </text:span><text:span text:style-name="T73">matrix</text:span><text:span text:style-name="T64"> is</text:span></text:p>
      <text:p text:style-name="P117"><draw:frame draw:style-name="fr2" draw:name="Objet181" text:anchor-type="as-char" svg:width="4.385cm" svg:height="1.249cm" draw:z-index="225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99"/>
      <text:p text:style-name="P112"><text:span text:style-name="T193">Proof:</text:span> TO DO.</text:p>
      <text:p text:style-name="P99"/>
      <text:h text:style-name="P135" text:outline-level="1"><text:span text:style-name="T121">4</text:span> – <text:span text:style-name="T105">Dense layers</text:span></text:h>
      <text:p text:style-name="P46"/>
      <text:p text:style-name="P84">Definition –<text:span text:style-name="T15"> </text:span><text:span text:style-name="T51">T</text:span><text:span text:style-name="T48">he </text:span><text:span text:style-name="T50">application</text:span></text:p>
      <text:p text:style-name="P102"><draw:frame draw:style-name="fr2" draw:name="Objet179" text:anchor-type="as-char" svg:width="4.987cm" svg:height="1.289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2">defines a dense layer <text:span text:style-name="T235">with</text:span><text:span text:style-name="T229"><draw:frame draw:style-name="fr2" draw:name="Objet108" text:anchor-type="as-char" svg:width="0.466cm" svg:height="0.467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37">named </text:span><text:span text:style-name="T230">the input vector, </text:span><text:span text:style-name="T230"><draw:frame draw:style-name="fr2" draw:name="Objet144" text:anchor-type="as-char" svg:width="0.605cm" svg:height="0.467cm" draw:z-index="11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37">named </text:span><text:span text:style-name="T231">the weight matri</text:span><text:span text:style-name="T232">x </text:span><text:span text:style-name="T233">and</text:span><text:span text:style-name="T233"><draw:frame draw:style-name="fr2" draw:name="Objet146" text:anchor-type="as-char" svg:width="0.425cm" svg:height="0.467cm" draw:z-index="11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37">named </text:span><text:span text:style-name="T234">the bias matrix.</text:span></text:p>
      <text:p text:style-name="P52"/>
      <text:p text:style-name="P57">The notation<draw:frame draw:style-name="fr2" draw:name="Objet25" text:anchor-type="as-char" svg:width="0.579cm" svg:height="0.531cm" draw:z-index="11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44">means</text:span><text:span text:style-name="T241"> the application </text:span><text:span text:style-name="T243">corresponding to </text:span><text:span text:style-name="T245">the </text:span><text:span text:style-name="T246">coefficient</text:span><text:span text:style-name="T245"><draw:frame draw:style-name="fr2" draw:name="Objet36" text:anchor-type="as-char" svg:width="0.395cm" svg:height="0.467cm" draw:z-index="11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7">of</text:span><text:span text:style-name="T243"> </text:span><text:span text:style-name="T241">the </text:span><text:span text:style-name="T242">dense layer</text:span><draw:frame draw:style-name="fr2" draw:name="Objet35" text:anchor-type="as-char" svg:width="0.462cm" svg:height="0.467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0">Let</text:span><text:span text:style-name="T250"><draw:frame draw:style-name="fr2" draw:name="Objet135" text:anchor-type="as-char" svg:width="1.342cm" svg:height="0.527cm" draw:z-index="14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64">an input vector</text:span><text:span text:style-name="T250">, </text:span><text:span text:style-name="T250"><draw:frame draw:style-name="fr2" draw:name="Objet134" text:anchor-type="as-char" svg:width="1.946cm" svg:height="0.531cm" draw:z-index="158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65">a weight matrix </text:span><text:span text:style-name="T251">and</text:span><text:span text:style-name="T250"><draw:frame draw:style-name="fr2" draw:name="Objet127" text:anchor-type="as-char" svg:width="1.399cm" svg:height="0.527cm" draw:z-index="16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66">a</text:span><text:span text:style-name="T265"> bias matrix </text:span><text:span text:style-name="T250">then</text:span></text:p>
      <text:p text:style-name="P59"><text:soft-page-break/><draw:frame draw:style-name="fr2" draw:name="Objet132" text:anchor-type="as-char" svg:width="2.379cm" svg:height="0.482cm" draw:z-index="167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2" draw:name="Objet137" text:anchor-type="as-char" svg:width="6.743cm" svg:height="0.591cm" draw:z-index="168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2"/>
      <text:p text:style-name="P86"><text:span text:style-name="T226">P</text:span>roposition –<text:span text:style-name="T15"> </text:span><text:span text:style-name="T154">Let</text:span><text:span text:style-name="T154"><draw:frame draw:style-name="fr2" draw:name="Objet184" text:anchor-type="as-char" svg:width="4.78cm" svg:height="0.591cm" draw:z-index="174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56">the</text:span><text:span text:style-name="T157"> </text:span><text:span text:style-name="T159">dense layer </text:span><text:span text:style-name="T177">function. </text:span><text:span text:style-name="T179">Then</text:span><text:span text:style-name="T179"><draw:frame draw:style-name="fr2" draw:name="Objet188" text:anchor-type="as-char" svg:width="0.462cm" svg:height="0.467cm" draw:z-index="205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4">is </text:span><text:span text:style-name="T165">derivable </text:span><text:span text:style-name="T167">according </text:span><text:span text:style-name="T169">the first and third variables</text:span><text:span text:style-name="T165"> </text:span><text:span text:style-name="T166">on</text:span><text:span text:style-name="T163"><draw:frame draw:style-name="fr2" draw:name="Objet186" text:anchor-type="as-char" svg:width="0.744cm" svg:height="0.527cm" draw:z-index="217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68">and</text:span><text:span text:style-name="T168"><draw:frame draw:style-name="fr2" draw:name="Objet187" text:anchor-type="as-char" svg:width="0.84cm" svg:height="0.527cm" draw:z-index="220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68">respectively</text:span><text:span text:style-name="T163">.</text:span></text:p>
      <text:p text:style-name="P118"/>
      <text:p text:style-name="P87"><text:span text:style-name="T173">Let</text:span><text:span text:style-name="T173"><draw:frame draw:style-name="fr2" draw:name="Objet189" text:anchor-type="as-char" svg:width="1.342cm" svg:height="0.527cm" draw:z-index="223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4">an input vector </text:span><text:span text:style-name="T176">and</text:span><text:span text:style-name="T173"><draw:frame draw:style-name="fr2" draw:name="Objet190" text:anchor-type="as-char" svg:width="1.399cm" svg:height="0.527cm" draw:z-index="224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6">a</text:span><text:span text:style-name="T175"> bias matrix. </text:span><text:span text:style-name="T178">T</text:span><text:span text:style-name="T173">hen</text:span><text:span text:style-name="T170"><draw:frame draw:style-name="fr2" draw:name="Objet191" text:anchor-type="as-char" svg:width="2.357cm" svg:height="0.591cm" draw:z-index="226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1">is also derivable </text:span><text:span text:style-name="T172">for all coefficient</text:span><text:span text:style-name="T172"><draw:frame draw:style-name="fr2" draw:name="Objet192" text:anchor-type="as-char" svg:width="2.108cm" svg:height="0.482cm" draw:z-index="227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2">.</text:span></text:p>
      <text:p text:style-name="P118"/>
      <text:p text:style-name="P86"><text:span text:style-name="T52">Its Jacobian matri</text:span><text:span text:style-name="T53">ces are</text:span></text:p>
      <text:p text:style-name="P66"><draw:frame draw:style-name="fr2" draw:name="Objet194" text:anchor-type="as-char" svg:width="3.366cm" svg:height="1.235cm" draw:z-index="228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4"><text:span text:style-name="T153"><draw:frame draw:style-name="fr2" draw:name="Objet42" text:anchor-type="as-char" svg:width="2.54cm" svg:height="0.482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3">,</text:span><text:span text:style-name="T152"><draw:frame draw:style-name="fr2" draw:name="Objet39" text:anchor-type="as-char" svg:width="3.119cm" svg:height="1.189cm" draw:z-index="12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04"><draw:frame draw:style-name="fr2" draw:name="Objet154" text:anchor-type="as-char" svg:width="3.554cm" svg:height="1.304cm" draw:z-index="12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4">with<draw:frame draw:style-name="fr2" draw:name="Objet162" text:anchor-type="as-char" svg:width="0.686cm" svg:height="0.531cm" draw:z-index="12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2" draw:name="Objet168" text:anchor-type="as-char" svg:width="1.566cm" svg:height="0.467cm" draw:z-index="12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7"/>
      <text:p text:style-name="P98"><text:span text:style-name="T194">P</text:span><text:span text:style-name="T193">roof:</text:span> TO DO.</text:p>
      <text:p text:style-name="P47"/>
      <text:p text:style-name="P89"><text:span text:style-name="T226">P</text:span><text:span text:style-name="T227">roposition –</text:span><text:span text:style-name="T49"> </text:span><text:span text:style-name="T154">Let</text:span><text:span text:style-name="T154"><draw:frame draw:style-name="fr2" draw:name="Objet155" text:anchor-type="as-char" svg:width="4.78cm" svg:height="0.591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5">and</text:span><text:span text:style-name="T155"><draw:frame draw:style-name="fr2" draw:name="Objet156" text:anchor-type="as-char" svg:width="3.314cm" svg:height="0.527cm" draw:z-index="1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6">the</text:span><text:span text:style-name="T157"> </text:span><text:span text:style-name="T159">dense layer </text:span><text:span text:style-name="T160">and</text:span><text:span text:style-name="T161"><draw:frame draw:style-name="fr2" draw:name="Objet157" text:anchor-type="as-char" svg:width="1.252cm" svg:height="0.467cm" draw:z-index="140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6">activation functions</text:span><text:span text:style-name="T158">. </text:span><text:span text:style-name="T180">Let</text:span><text:span text:style-name="T180"><draw:frame draw:style-name="fr2" draw:name="Objet210" text:anchor-type="as-char" svg:width="4.865cm" svg:height="1.221cm" draw:z-index="191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1">such as</text:span><text:span text:style-name="T181"><draw:frame draw:style-name="fr2" draw:name="Objet211" text:anchor-type="as-char" svg:width="3.662cm" svg:height="0.557cm" draw:z-index="215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0">. </text:span><text:span text:style-name="T162">The</text:span><text:span text:style-name="T163">n</text:span><text:span text:style-name="T162"><draw:frame draw:style-name="fr2" draw:name="Objet158" text:anchor-type="as-char" svg:width="7.288cm" svg:height="0.591cm" draw:z-index="141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4">is </text:span><text:span text:style-name="T165">derivable </text:span><text:span text:style-name="T167">according </text:span><text:span text:style-name="T169">the first and third variables</text:span><text:span text:style-name="T165"> </text:span><text:span text:style-name="T166">on</text:span><text:span text:style-name="T163"><draw:frame draw:style-name="fr2" draw:name="Objet159" text:anchor-type="as-char" svg:width="0.744cm" svg:height="0.527cm" draw:z-index="14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68">and</text:span><text:span text:style-name="T168"><draw:frame draw:style-name="fr2" draw:name="Objet163" text:anchor-type="as-char" svg:width="0.84cm" svg:height="0.527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68">respectively</text:span><text:span text:style-name="T163">.</text:span></text:p>
      <text:p text:style-name="P90"/>
      <text:p text:style-name="P58">The notation<draw:frame draw:style-name="fr2" draw:name="Objet214" text:anchor-type="as-char" svg:width="1.443cm" svg:height="0.591cm" draw:z-index="159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44">means</text:span><text:span text:style-name="T241"> the application </text:span><text:span text:style-name="T243">corresponding to </text:span><text:span text:style-name="T245">the </text:span><text:span text:style-name="T246">coefficient</text:span><text:span text:style-name="T245"><draw:frame draw:style-name="fr2" draw:name="Objet215" text:anchor-type="as-char" svg:width="0.556cm" svg:height="0.467cm" draw:z-index="160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47">of</text:span><text:span text:style-name="T247"><draw:frame draw:style-name="fr2" draw:name="Objet216" text:anchor-type="as-char" svg:width="1.443cm" svg:height="0.527cm" draw:z-index="166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0">Let</text:span><text:span text:style-name="T250"><draw:frame draw:style-name="fr2" draw:name="Objet217" text:anchor-type="as-char" svg:width="1.6cm" svg:height="0.527cm" draw:z-index="177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0">then</text:span></text:p>
      <text:p text:style-name="P62"><draw:frame draw:style-name="fr2" draw:name="Objet212" text:anchor-type="as-char" svg:width="2.54cm" svg:height="0.482cm" draw:z-index="229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2" draw:name="Objet213" text:anchor-type="as-char" svg:width="4.884cm" svg:height="0.591cm" draw:z-index="230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90"/>
      <text:p text:style-name="P85"><text:span text:style-name="T173">Let</text:span><text:span text:style-name="T173"><draw:frame draw:style-name="fr2" draw:name="Objet167" text:anchor-type="as-char" svg:width="1.342cm" svg:height="0.527cm" draw:z-index="196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4">an input vector </text:span><text:span text:style-name="T176">and</text:span><text:span text:style-name="T173"><draw:frame draw:style-name="fr2" draw:name="Objet185" text:anchor-type="as-char" svg:width="1.399cm" svg:height="0.527cm" draw:z-index="197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6">a</text:span><text:span text:style-name="T175"> bias matrix. </text:span><text:span text:style-name="T178">T</text:span><text:span text:style-name="T173">hen</text:span><text:span text:style-name="T170"><draw:frame draw:style-name="fr2" draw:name="Objet160" text:anchor-type="as-char" svg:width="5.173cm" svg:height="0.591cm" draw:z-index="1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1">is </text:span><text:soft-page-break/><text:span text:style-name="T171">also derivable </text:span><text:span text:style-name="T172">for all coefficient</text:span><text:span text:style-name="T172"><draw:frame draw:style-name="fr2" draw:name="Objet164" text:anchor-type="as-char" svg:width="2.108cm" svg:height="0.482cm" draw:z-index="15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2">.</text:span></text:p>
      <text:p text:style-name="P116"/>
      <text:p text:style-name="P88"><text:span text:style-name="T52">Its </text:span><text:span text:style-name="T74">Gradient</text:span><text:span text:style-name="T52"> matri</text:span><text:span text:style-name="T53">ces are</text:span></text:p>
      <text:p text:style-name="P67"/>
      <text:p text:style-name="P105"><draw:frame draw:style-name="fr2" draw:name="Objet152" text:anchor-type="as-char" svg:width="9.476cm" svg:height="1.799cm" draw:z-index="161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08"><text:span text:style-name="T270">where</text:span><text:span text:style-name="T270"><draw:frame draw:style-name="fr2" draw:name="Objet218" text:anchor-type="as-char" svg:width="1.776cm" svg:height="0.527cm" draw:z-index="231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0">,</text:span><text:span text:style-name="T270"><draw:frame draw:style-name="fr2" draw:name="Objet219" text:anchor-type="as-char" svg:width="2.221cm" svg:height="0.482cm" draw:z-index="234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0">,</text:span></text:p>
      <text:p text:style-name="P124"><draw:frame draw:style-name="fr2" draw:name="Objet220" text:anchor-type="as-char" svg:width="15.759cm" svg:height="1.139cm" draw:z-index="235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06"><text:span text:style-name="T267">with</text:span><text:span text:style-name="T267"><draw:frame draw:style-name="fr2" draw:name="Objet197" text:anchor-type="as-char" svg:width="1.946cm" svg:height="0.531cm" draw:z-index="162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68">a weight matrix, </text:span><text:span text:style-name="T250"><draw:frame draw:style-name="fr2" draw:name="Objet198" text:anchor-type="as-char" svg:width="1.399cm" svg:height="0.527cm" draw:z-index="186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66">a</text:span><text:span text:style-name="T265"> bias matrix </text:span><text:span text:style-name="T269">and </text:span><text:span text:style-name="T139"><draw:frame draw:style-name="fr2" draw:name="Objet199" text:anchor-type="as-char" svg:width="0.945cm" svg:height="0.614cm" draw:z-index="200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30">the</text:span><text:span text:style-name="T130"><draw:frame draw:style-name="fr2" draw:name="Objet200" text:anchor-type="as-char" svg:width="1.099cm" svg:height="0.603cm" draw:z-index="201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0">indicator function </text:span><text:span text:style-name="T141">on</text:span><text:span text:style-name="T141"><draw:frame draw:style-name="fr2" draw:name="Objet201" text:anchor-type="as-char" svg:width="0.556cm" svg:height="0.385cm" draw:z-index="216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30">.</text:span></text:p>
      <text:p text:style-name="P119"/>
      <text:p text:style-name="P25"><text:span text:style-name="T153"><draw:frame draw:style-name="fr2" draw:name="Objet195" text:anchor-type="as-char" svg:width="2.54cm" svg:height="0.482cm" draw:z-index="163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3">,</text:span><text:span text:style-name="T152"><draw:frame draw:style-name="fr2" draw:name="Objet196" text:anchor-type="as-char" svg:width="10.43cm" svg:height="1.838cm" draw:z-index="164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08"><text:span text:style-name="T270">where</text:span><text:span text:style-name="T270"><draw:frame draw:style-name="fr2" draw:name="Objet221" text:anchor-type="as-char" svg:width="1.82cm" svg:height="0.527cm" draw:z-index="208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0">,</text:span><text:span text:style-name="T270"><draw:frame draw:style-name="fr2" draw:name="Objet222" text:anchor-type="as-char" svg:width="2.221cm" svg:height="0.482cm" draw:z-index="209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0">,</text:span></text:p>
      <text:p text:style-name="P124"><draw:frame draw:style-name="fr2" draw:name="Objet223" text:anchor-type="as-char" svg:width="13.18cm" svg:height="1.122cm" draw:z-index="210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7"><text:span text:style-name="T182">with</text:span><text:span text:style-name="T182"><draw:frame draw:style-name="fr2" draw:name="Objet202" text:anchor-type="as-char" svg:width="1.342cm" svg:height="0.527cm" draw:z-index="169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3">a</text:span><text:span text:style-name="T192">n input</text:span><text:span text:style-name="T183"> matrix, </text:span><text:span text:style-name="T184"><draw:frame draw:style-name="fr2" draw:name="Objet203" text:anchor-type="as-char" svg:width="1.399cm" svg:height="0.527cm" draw:z-index="170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5">a</text:span><text:span text:style-name="T186"> bias matrix </text:span><text:span text:style-name="T187">and </text:span><text:span text:style-name="T188"><draw:frame draw:style-name="fr2" draw:name="Objet204" text:anchor-type="as-char" svg:width="0.945cm" svg:height="0.614cm" draw:z-index="173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89">the</text:span><text:span text:style-name="T189"><draw:frame draw:style-name="fr2" draw:name="Objet205" text:anchor-type="as-char" svg:width="1.099cm" svg:height="0.603cm" draw:z-index="176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89">indicator function </text:span><text:span text:style-name="T190">on</text:span><text:span text:style-name="T190"><draw:frame draw:style-name="fr2" draw:name="Objet206" text:anchor-type="as-char" svg:width="0.556cm" svg:height="0.385cm" draw:z-index="179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89">.</text:span></text:p>
      <text:p text:style-name="P107"/>
      <text:p text:style-name="P121"><draw:frame draw:style-name="fr2" draw:name="Objet193" text:anchor-type="as-char" svg:width="9.393cm" svg:height="1.799cm" draw:z-index="15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09"><text:span text:style-name="T270">where</text:span><text:span text:style-name="T270"><draw:frame draw:style-name="fr2" draw:name="Objet225" text:anchor-type="as-char" svg:width="1.831cm" svg:height="0.527cm" draw:z-index="188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0">,</text:span><text:span text:style-name="T270"><draw:frame draw:style-name="fr2" draw:name="Objet226" text:anchor-type="as-char" svg:width="2.54cm" svg:height="0.482cm" draw:z-index="189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0">,</text:span></text:p>
      <text:p text:style-name="P125"><draw:frame draw:style-name="fr2" draw:name="Objet224" text:anchor-type="as-char" svg:width="13.989cm" svg:height="1.088cm" draw:z-index="184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8"><text:span text:style-name="T182">with</text:span><text:span text:style-name="T182"><draw:frame draw:style-name="fr2" draw:name="Objet208" text:anchor-type="as-char" svg:width="1.342cm" svg:height="0.527cm" draw:z-index="1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3">a weight matrix </text:span><text:span text:style-name="T191">and</text:span><text:span text:style-name="T182"><draw:frame draw:style-name="fr2" draw:name="Objet209" text:anchor-type="as-char" svg:width="1.946cm" svg:height="0.531cm" draw:z-index="1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3">a weight matrix.</text:span></text:p>
      <text:p text:style-name="P120"/>
      <text:p text:style-name="P65"><text:span text:style-name="T193">Proof:</text:span> TO DO.</text:p>
      <text:p text:style-name="P48"><text:soft-page-break/></text:p>
      <text:h text:style-name="P136" text:outline-level="1"><text:span text:style-name="T121">5</text:span> – <text:span text:style-name="T103">Neural Network</text:span><text:span text:style-name="T112">s</text:span></text:h>
      <text:p text:style-name="P21"/>
      <text:p text:style-name="P74"><text:span text:style-name="T14">Definition –</text:span><text:span text:style-name="T297"> </text:span><text:span text:style-name="T286">A training data set is defined as </text:span><text:span text:style-name="T287">couples </text:span><text:span text:style-name="T288">of </text:span><text:span text:style-name="T289">vectors</text:span><text:span text:style-name="T288"><draw:frame draw:style-name="fr2" draw:name="Objet242" text:anchor-type="as-char" svg:width="3.141cm" svg:height="0.591cm" draw:z-index="23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91">for</text:span><text:span text:style-name="T290"><draw:frame draw:style-name="fr2" draw:name="Objet243" text:anchor-type="as-char" svg:width="1.625cm" svg:height="0.482cm" draw:z-index="23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0">. </text:span><text:span text:style-name="T295">The</text:span><text:span text:style-name="T290"><draw:frame draw:style-name="fr2" draw:name="Objet247" text:anchor-type="as-char" svg:width="0.603cm" svg:height="0.531cm" draw:z-index="237"><draw:object xlink:href="./Object 247" xlink:type="simple" xlink:show="embed" xlink:actuate="onLoad"/><draw:image xlink:href="./ObjectReplacements/Object 247" xlink:type="simple" xlink:show="embed" xlink:actuate="onLoad"/></draw:frame></text:span><text:span text:style-name="T295">are</text:span><text:span text:style-name="T292"> named input or feature matri</text:span><text:span text:style-name="T295">ces</text:span><text:span text:style-name="T292"> </text:span><text:span text:style-name="T293">and </text:span><text:span text:style-name="T296">the</text:span><text:span text:style-name="T293"><draw:frame draw:style-name="fr2" draw:name="Objet246" text:anchor-type="as-char" svg:width="0.57cm" svg:height="0.577cm" draw:z-index="236"><draw:object xlink:href="./Object 246" xlink:type="simple" xlink:show="embed" xlink:actuate="onLoad"/><draw:image xlink:href="./ObjectReplacements/Object 246" xlink:type="simple" xlink:show="embed" xlink:actuate="onLoad"/></draw:frame></text:span><text:span text:style-name="T294">target or label matri</text:span><text:span text:style-name="T296">ces</text:span><text:span text:style-name="T294">.</text:span></text:p>
      <text:p text:style-name="P77"/>
      <text:p text:style-name="P93">Definition –<text:span text:style-name="T15"> </text:span><text:span text:style-name="T78">Let</text:span><text:span text:style-name="T79"><draw:frame draw:style-name="fr2" draw:name="Objet20" text:anchor-type="as-char" svg:width="0.466cm" svg:height="0.467cm" draw:z-index="238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2" draw:name="Objet21" text:anchor-type="as-char" svg:width="5.456cm" svg:height="0.598cm" draw:z-index="23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2" draw:name="Objet22" text:anchor-type="as-char" svg:width="1.767cm" svg:height="0.482cm" draw:z-index="24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7">with</text:span><text:span text:style-name="T97"><draw:frame draw:style-name="fr2" draw:name="Objet249" text:anchor-type="as-char" svg:width="2.321cm" svg:height="0.568cm" draw:z-index="248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7">and</text:span><text:span text:style-name="T97"><draw:frame draw:style-name="fr2" draw:name="Objet252" text:anchor-type="as-char" svg:width="1.693cm" svg:height="0.598cm" draw:z-index="249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7">the</text:span><text:span text:style-name="T97"><draw:frame draw:style-name="fr2" draw:name="Objet253" text:anchor-type="as-char" svg:width="0.596cm" svg:height="0.531cm" draw:z-index="250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8">weight and </text:span><text:span text:style-name="T97">bias matri</text:span><text:span text:style-name="T98">ces</text:span><text:span text:style-name="T81">. </text:span><text:span text:style-name="T76">Let </text:span><text:span text:style-name="T77">a training data set</text:span><text:span text:style-name="T77"><draw:frame draw:style-name="fr4" draw:name="Objet15" text:anchor-type="as-char" svg:y="-0.524cm" svg:width="3.422cm" svg:height="0.598cm" draw:z-index="24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2" draw:name="Objet23" text:anchor-type="as-char" svg:width="1.625cm" svg:height="0.482cm" draw:z-index="24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2" draw:name="Objet24" text:anchor-type="as-char" svg:width="2.683cm" svg:height="0.623cm" draw:z-index="245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00">for</text:span><text:span text:style-name="T100"><draw:frame draw:style-name="fr2" draw:name="Objet250" text:anchor-type="as-char" svg:width="1.625cm" svg:height="0.482cm" draw:z-index="251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86">loss function</text:span><text:span text:style-name="T99">s</text:span><text:span text:style-name="T86"> </text:span><text:span text:style-name="T90">with</text:span><text:span text:style-name="T90"><draw:frame draw:style-name="fr4" draw:name="Objet241" text:anchor-type="as-char" svg:y="-0.524cm" svg:width="1.725cm" svg:height="0.584cm" draw:z-index="24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1">respectively</text:span><text:span text:style-name="T86">.</text:span></text:p>
      <text:p text:style-name="P139"/>
      <text:p text:style-name="P92"><text:span text:style-name="T85">Then </text:span><text:span text:style-name="T94">a </text:span><text:span text:style-name="T89">neural network is defined as the</text:span><text:span text:style-name="T87"> application</text:span><text:span text:style-name="T87"><draw:frame draw:style-name="fr2" draw:name="Objet240" text:anchor-type="as-char" svg:width="2.588cm" svg:height="0.534cm" draw:z-index="247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89">such a</text:span><text:span text:style-name="T93">s</text:span><text:span text:style-name="T89"><draw:frame draw:style-name="fr3" draw:name="Objet239" text:anchor-type="as-char" svg:width="7.929cm" svg:height="0.591cm" draw:z-index="244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95">. </text:span><text:span text:style-name="T96">The optimization problem is</text:span><text:span text:style-name="T88"><draw:frame draw:style-name="fr2" draw:name="Objet248" text:anchor-type="as-char" svg:width="4.332cm" svg:height="1.139cm" draw:z-index="246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88">.</text:span></text:p>
      <text:p text:style-name="P75"/>
      <text:p text:style-name="P76"><text:span text:style-name="T10">Proposition –</text:span> <text:span text:style-name="T298">Let a neural network</text:span></text:p>
      <text:p text:style-name="P140"># TODO <text:span text:style-name="T300">L ReLU with Cross entropy loss</text:span></text:p>
      <text:p text:style-name="P75"/>
      <text:h text:style-name="P137" text:outline-level="1"><text:span text:style-name="T299">6</text:span> – <text:span text:style-name="T110">Optimizations</text:span></text:h>
      <text:p text:style-name="P75"/>
      <text:h text:style-name="P131" text:outline-level="1"><text:span text:style-name="T299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23T08:04:15.024000000</dc:date>
    <meta:editing-duration>P1DT18H44M55S</meta:editing-duration>
    <meta:editing-cycles>1225</meta:editing-cycles>
    <meta:document-statistic meta:table-count="0" meta:image-count="0" meta:object-count="252" meta:page-count="9" meta:paragraph-count="130" meta:word-count="771" meta:character-count="5279" meta:non-whitespace-character-count="4582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i>p</mi>
          </msub>
        </msup>
      </mrow>
    </mrow>
    <annotation encoding="StarMath 5.0">(X_i,Y_i) in Re^{m_1} times Re^{m_p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i mathvariant="normal">:</mi>
      <mi mathvariant="normal">ℜ</mi>
      <mi>↔</mi>
      <mi mathvariant="normal">ℜ</mi>
    </mrow>
    <annotation encoding="StarMath 5.0">F^upstream_{j'} circ ReLU_{j'} circ L_{j'}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sup>
        <mi mathvariant="normal">ℜ</mi>
        <mi>m</mi>
      </msup>
      <mi>↔</mi>
      <mi mathvariant="normal">ℜ</mi>
    </mrow>
    <annotation encoding="StarMath 5.0">L_{j'} : Re^m %toward Re</annotation>
  </semantics>
</math>
</file>

<file path=Object 192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b} : left lbrace
  stack {
    Re^{m'} %toward Re^{m'} #
    b %as {partial (F^upstream circ ReLU circ L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i>d</mi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</mrow>
                        </mrow>
                        <mo fence="true" form="postfix" stretchy="false">)</mo>
                      </mrow>
                    </mrow>
                    <mrow>
                      <mi>d</mi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(F^upstream_{j'} circ ReLU_{j'} circ L_{j'})} over {d w} : left lbrace
  stack {
    Re^m %toward Re^m #
    w %as {d (F^upstream_{j'} circ ReLU_{j'} circ L_{j'})} over {d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y} : left lbrace
  stack {
    Re^{m} %toward Re^{m} #
    y %as {partial (F^upstream circ ReLU circ L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b>
              <mi>W</mi>
              <mi>k</mi>
            </msub>
            <mi>,</mi>
            <msub>
              <mi>b</mi>
              <mi>k</mi>
            </msub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_k,b_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j'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)} over {d w} (w)_j = F^upstream_{j'}'(ReLU_{j'}(L_{j'}(w))) times 1_{ Re_{ "" bslash \{0\} }^"+" }(L_{j'}(w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39/content.xml><?xml version="1.0" encoding="utf-8"?>
<math xmlns="http://www.w3.org/1998/Math/MathML" display="block">
  <semantics>
    <mrow>
      <mrow>
        <mi>N</mi>
        <mo stretchy="false">=</mo>
        <msubsup>
          <mi>F</mi>
          <mi mathvariant="italic">act</mi>
          <mn>1</mn>
        </msubsup>
      </mrow>
      <mo stretchy="false">∘</mo>
      <msup>
        <mi>L</mi>
        <mn>1</mn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b>
              <mi>W</mi>
              <mn>1</mn>
            </msub>
            <mi>,</mi>
            <msub>
              <mi>b</mi>
              <mn>1</mn>
            </msub>
          </mrow>
        </mrow>
        <mo fence="true" form="postfix" stretchy="false">)</mo>
      </mrow>
      <mo stretchy="false">∘</mo>
      <mo stretchy="false">…</mo>
      <mo stretchy="false">∘</mo>
      <msubsup>
        <mi>F</mi>
        <mi mathvariant="italic">act</mi>
        <mi>p</mi>
      </msubsup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b>
              <mi>W</mi>
              <mi>p</mi>
            </msub>
            <mi>,</mi>
            <msub>
              <mi>b</mi>
              <mi>p</mi>
            </msub>
          </mrow>
        </mrow>
        <mo fence="true" form="postfix" stretchy="false">)</mo>
      </mrow>
    </mrow>
    <annotation encoding="StarMath 5.0">N =  F_act^1 circ L^1( {} cdot {} ,W_1,b_1) circ dotslow circ F_act^p circ L^p( {} cdot {} ,W_p,b_p)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b>
            <mi>Y</mi>
            <mi>i</mi>
          </msub>
          <mo stretchy="false">^</mo>
        </mover>
      </msubsup>
      <mi mathvariant="normal">:</mi>
      <msup>
        <mi mathvariant="normal">ℜ</mi>
        <msub>
          <mi>m</mi>
          <mi>p</mi>
        </msub>
      </msup>
      <mi>↔</mi>
      <mi mathvariant="normal">ℜ</mi>
    </mrow>
    <annotation encoding="StarMath 5.0">F_loss^{hat Y_i} : Re^{m_p} %toward Re</annotation>
  </semantics>
</math>
</file>

<file path=Object 240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i>p</mi>
        </msub>
      </msup>
    </mrow>
    <annotation encoding="StarMath 5.0">N : Re^{m_1} %toward Re^{m_{p}}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b>
              <mi>Y</mi>
              <mi>i</mi>
            </msub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Y_i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i</mi>
            </msub>
            <mi>,</mi>
            <mover accent="true">
              <msub>
                <mi>Y</mi>
                <mi>i</mi>
              </msub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_i,hat Y_i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over accent="true">
      <msub>
        <mi>Y</mi>
        <mi>i</mi>
      </msub>
      <mo stretchy="false">^</mo>
    </mover>
    <annotation encoding="StarMath 5.0">hat Y_i </annotation>
  </semantics>
</math>
</file>

<file path=Object 247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48/content.xml><?xml version="1.0" encoding="utf-8"?>
<math xmlns="http://www.w3.org/1998/Math/MathML" display="block">
  <semantics>
    <mrow>
      <msub>
        <mi>W</mi>
        <mi>k</mi>
      </msub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_k in M_{m_{k+1}, m_k}</annotation>
  </semantics>
</math>
</file>

<file path=Object 249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>
                  <mi>W</mi>
                  <mi>k</mi>
                </msub>
                <mi>,</mi>
                <msub>
                  <mi>b</mi>
                  <mi>k</mi>
                </msub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b>
              <mi>Y</mi>
              <mi>i</mi>
            </msub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b>
                  <mi>X</mi>
                  <mi>i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_k,b_k)_{k in ldbracket 1,p rdbracket}} sum from{i=1} to{n} F_loss^{hat Y_i}( N(X_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2/content.xml><?xml version="1.0" encoding="utf-8"?>
<math xmlns="http://www.w3.org/1998/Math/MathML" display="block">
  <semantics>
    <mrow>
      <msub>
        <mi>b</mi>
        <mi>k</mi>
      </msub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_k in Re^{m_{k+1}}</annotation>
  </semantics>
</math>
</file>

<file path=Object 253/content.xml><?xml version="1.0" encoding="utf-8"?>
<math xmlns="http://www.w3.org/1998/Math/MathML" display="block">
  <semantics>
    <msub>
      <mi>L</mi>
      <mi>k</mi>
    </msub>
    <annotation encoding="StarMath 5.0">L_k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i>d</mi>
          <msub>
            <mi>L</mi>
            <mrow>
              <mi>j</mi>
              <mi>'</mi>
            </mrow>
          </msub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L_{j'}} over {d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